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4cm"/>
    </style:style>
    <style:style style:name="co2" style:family="table-column">
      <style:table-column-properties fo:break-before="auto" style:column-width="13.277cm"/>
    </style:style>
    <style:style style:name="co3" style:family="table-column">
      <style:table-column-properties fo:break-before="auto" style:column-width="4.891cm"/>
    </style:style>
    <style:style style:name="co4" style:family="table-column">
      <style:table-column-properties fo:break-before="auto" style:column-width="2.609cm"/>
    </style:style>
    <style:style style:name="co5" style:family="table-column">
      <style:table-column-properties fo:break-before="auto" style:column-width="1.129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7.31cm"/>
    </style:style>
    <style:style style:name="co8" style:family="table-column">
      <style:table-column-properties fo:break-before="auto" style:column-width="6.264cm"/>
    </style:style>
    <style:style style:name="co9" style:family="table-column">
      <style:table-column-properties fo:break-before="auto" style:column-width="1.64cm"/>
    </style:style>
    <style:style style:name="co10" style:family="table-column">
      <style:table-column-properties fo:break-before="auto" style:column-width="1.184cm"/>
    </style:style>
    <style:style style:name="co11" style:family="table-column">
      <style:table-column-properties fo:break-before="auto" style:column-width="2.071cm"/>
    </style:style>
    <style:style style:name="co12" style:family="table-column">
      <style:table-column-properties fo:break-before="auto" style:column-width="1.425cm"/>
    </style:style>
    <style:style style:name="co13" style:family="table-column">
      <style:table-column-properties fo:break-before="auto" style:column-width="2.043cm"/>
    </style:style>
    <style:style style:name="co14" style:family="table-column">
      <style:table-column-properties fo:break-before="auto" style:column-width="2.124cm"/>
    </style:style>
    <style:style style:name="co15" style:family="table-column">
      <style:table-column-properties fo:break-before="auto" style:column-width="2.715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All_20_SKUs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top"/>
      <style:paragraph-properties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563c1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ff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ff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fo:border-bottom="0.026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 style:data-style-name="N4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([.H2]&gt;=[.E2]);([.G2]=&quot;FALSE&quot;)))" style:apply-style-name="ConditionalStyle_5f_1" style:base-cell-address="'All SKUs'.H2"/>
    </style:style>
    <style:style style:name="ce25" style:family="table-cell" style:parent-style-name="Default" style:data-style-name="N4">
      <style:table-cell-properties style:rotation-align="non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([.H2]&gt;=[.E2]);([.G2]=&quot;FALSE&quot;)))" style:apply-style-name="ConditionalStyle_5f_1" style:base-cell-address="'All SKUs'.H2"/>
    </style:style>
    <style:style style:name="ce2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1155cc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I231]))&gt;0)" style:apply-style-name="ConditionalStyle_5f_3" style:base-cell-address="'All SKUs'.I231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1155cc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6">
      <style:table-cell-properties fo:border-bottom="0.026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ff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41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30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 SK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visibility="collapse" table:number-columns-repeated="2" table:default-cell-style-name="Default"/>
        <table:table-column table:style-name="co13" table:visibility="collapse" table:default-cell-style-name="Default"/>
        <table:table-column table:style-name="co9" table:visibility="collapse" table:number-columns-repeated="9" table:default-cell-style-name="Default"/>
        <table:table-column table:style-name="co15" table:number-columns-repeated="998" table:default-cell-style-name="Default"/>
        <table:table-row table:style-name="ro1">
          <table:table-cell table:style-name="ce1" office:value-type="string">
            <text:p>SKU</text:p>
          </table:table-cell>
          <table:table-cell table:style-name="ce1" office:value-type="string">
            <text:p>Part name</text:p>
          </table:table-cell>
          <table:table-cell table:style-name="ce8" office:value-type="string">
            <text:p>Image</text:p>
          </table:table-cell>
          <table:table-cell table:style-name="ce1" office:value-type="string">
            <text:p>type</text:p>
          </table:table-cell>
          <table:table-cell table:style-name="ce16" office:value-type="string">
            <text:p>Qty per Sixi</text:p>
          </table:table-cell>
          <table:table-cell table:style-name="ce17" office:value-type="string">
            <text:p>Unit</text:p>
          </table:table-cell>
          <table:table-cell table:style-name="ce23" office:value-type="string">
            <text:p>In Stock</text:p>
          </table:table-cell>
          <table:table-cell table:style-name="ce27" office:value-type="string">
            <text:p>Buy Link</text:p>
          </table:table-cell>
          <table:table-cell table:style-name="ce27" office:value-type="string">
            <text:p>Alt buy link</text:p>
          </table:table-cell>
          <table:table-cell table:style-name="ce16" office:value-type="string">
            <text:p>Per lot</text:p>
          </table:table-cell>
          <table:table-cell table:style-name="ce16" office:value-type="string">
            <text:p>Lots Needed</text:p>
          </table:table-cell>
          <table:table-cell table:style-name="ce16" office:value-type="string">
            <text:p>Ordered</text:p>
          </table:table-cell>
          <table:table-cell table:style-name="ce16" office:value-type="string">
            <text:p>Cost</text:p>
          </table:table-cell>
          <table:table-cell table:style-name="ce1" office:value-type="string">
            <text:p>Currency</text:p>
          </table:table-cell>
          <table:table-cell table:style-name="ce32" office:value-type="string">
            <text:p>Order date</text:p>
          </table:table-cell>
          <table:table-cell table:style-name="ce32" office:value-type="string">
            <text:p>Arrival date</text:p>
          </table:table-cell>
          <table:table-cell table:style-name="ce1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01</text:p>
          </table:table-cell>
          <table:table-cell table:style-name="ce2" office:value-type="string">
            <text:p>Standoff m4x6x20 95947A056</text:p>
          </table:table-cell>
          <table:table-cell table:style-name="ce9" office:value-type="string">
            <text:p><text:a xlink:href="https://imgur.com/KX3Rz3N">https://imgur.com/KX3Rz3N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16">
            <text:p>16</text:p>
          </table:table-cell>
          <table:table-cell table:style-name="ce18"/>
          <table:table-cell table:style-name="ce24" table:formula="of:=SUMIF([$#REF!.$B$2:.$B$283];[.$A2];[$#REF!.$C$2])" office:value-type="float" office:value="0">
            <text:p>#REF!</text:p>
          </table:table-cell>
          <table:table-cell table:style-name="ce2" office:value-type="string">
            <text:p>https://www.aliexpress.com/item/33029121480.html?spm=a2g0o.productlist.0.0.568c751exI2F05&amp;algo_pvid=c72bb396-7b6e-4179-9f80-ea079ccb4757&amp;algo_expid=c72bb396-7b6e-4179-9f80-ea079ccb4757-4&amp;btsid=090576e0-4102-407d-870e-380914b40a49&amp;ws_ab_test=searchweb0_0,searchweb201602_2,searchweb201603_52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2">
            <text:p>2</text:p>
          </table:table-cell>
          <table:table-cell table:style-name="ce31" table:formula="of:=3.79*2" office:value-type="float" office:value="7.58">
            <text:p>$7.58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25">
            <text:p>2020-02-25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02</text:p>
          </table:table-cell>
          <table:table-cell table:style-name="ce2" office:value-type="string">
            <text:p>Standoff m3x4.5x12 95947A008</text:p>
          </table:table-cell>
          <table:table-cell table:style-name="ce9" office:value-type="string">
            <text:p><text:a xlink:href="https://imgur.com/IH3mTjJ">https://imgur.com/IH3mTjJ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7">
            <text:p>7</text:p>
          </table:table-cell>
          <table:table-cell table:style-name="ce18"/>
          <table:table-cell table:style-name="ce24" table:formula="of:=SUMIF([$#REF!.$B$2:.$B$283];[.$A3];[$#REF!.$C$2])" office:value-type="float" office:value="0">
            <text:p>#REF!</text:p>
          </table:table-cell>
          <table:table-cell table:style-name="ce2" office:value-type="string">
            <text:p>https://www.aliexpress.com/item/33029121480.html?spm=a2g0o.productlist.0.0.568c751exI2F05&amp;algo_pvid=c72bb396-7b6e-4179-9f80-ea079ccb4757&amp;algo_expid=c72bb396-7b6e-4179-9f80-ea079ccb4757-4&amp;btsid=090576e0-4102-407d-870e-380914b40a49&amp;ws_ab_test=searchweb0_0,searchweb201602_2,searchweb201603_52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31" office:value-type="float" office:value="2.85">
            <text:p>$2.85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25">
            <text:p>2020-02-25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03</text:p>
          </table:table-cell>
          <table:table-cell table:style-name="ce2" office:value-type="string">
            <text:p>Standoff #4-40x7 M-F 93505A101</text:p>
          </table:table-cell>
          <table:table-cell table:style-name="ce10" office:value-type="string">
            <text:p><text:a xlink:href="https://imgur.com/c1Dago8">https://imgur.com/c1Dago8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4">
            <text:p>4</text:p>
          </table:table-cell>
          <table:table-cell table:style-name="ce18"/>
          <table:table-cell table:style-name="ce24" table:formula="of:=SUMIF([$#REF!.$B$2:.$B$283];[.$A4];[$#REF!.$C$2])" office:value-type="float" office:value="0">
            <text:p>#REF!</text:p>
          </table:table-cell>
          <table:table-cell table:style-name="ce2" office:value-type="string">
            <text:p>https://www.mcmaster.com/93505A101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05</text:p>
          </table:table-cell>
          <table:table-cell table:style-name="ce2" office:value-type="string">
            <text:p>Set Screw m3x4 flatEnd 92605A098</text:p>
          </table:table-cell>
          <table:table-cell table:style-name="ce10" office:value-type="string">
            <text:p><text:a xlink:href="https://www.mcmaster.com/mvb/library/20130930/92605a098l.gif">https://www.mcmaster.com/mvb/library/20130930/92605a098l.gif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22">
            <text:p>22</text:p>
          </table:table-cell>
          <table:table-cell table:style-name="ce18"/>
          <table:table-cell table:style-name="ce24" table:formula="of:=SUMIF([$#REF!.$B$2:.$B$283];[.$A5];[$#REF!.$C$2])" office:value-type="float" office:value="0">
            <text:p>#REF!</text:p>
          </table:table-cell>
          <table:table-cell table:style-name="ce2" office:value-type="string">
            <text:p>https://www.aliexpress.com/item/32864937826.html?spm=a2g0o.productlist.0.0.38357a14ipc6pP&amp;algo_pvid=107abc7a-9704-4cff-af62-f67f1c99c28a&amp;algo_expid=107abc7a-9704-4cff-af62-f67f1c99c28a-4&amp;btsid=e9f3bcdc-042d-4f1d-8293-e0441b6bfa59&amp;ws_ab_test=searchweb0_0,searchweb201602_2,searchweb201603_5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09</text:p>
          </table:table-cell>
          <table:table-cell table:style-name="ce2" office:value-type="string">
            <text:p>screw M5x20 socket head cap 90128A248</text:p>
          </table:table-cell>
          <table:table-cell table:style-name="ce10" office:value-type="string">
            <text:p><text:a xlink:href="https://www.mcmaster.com/mvb/library/20140217/90128a248l.gif">https://www.mcmaster.com/mvb/library/20140217/90128a248l.gif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12">
            <text:p>12</text:p>
          </table:table-cell>
          <table:table-cell table:style-name="ce18"/>
          <table:table-cell table:style-name="ce24" table:formula="of:=SUMIF([$#REF!.$B$2:.$B$283];[.$A6];[$#REF!.$C$2])" office:value-type="float" office:value="0">
            <text:p>#REF!</text:p>
          </table:table-cell>
          <table:table-cell table:style-name="ce2" office:value-type="string">
            <text:p>https://www.mcmaster.com/90128a248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12</text:p>
          </table:table-cell>
          <table:table-cell table:style-name="ce2" office:value-type="string">
            <text:p>screw M4x45 socket head cap partially threaded 91292A133</text:p>
          </table:table-cell>
          <table:table-cell table:style-name="ce10" office:value-type="string">
            <text:p><text:a xlink:href="https://www.mcmaster.com/mvb/library/20140512/91292a133l.gif">https://www.mcmaster.com/mvb/library/20140512/91292a133l.gif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36">
            <text:p>36</text:p>
          </table:table-cell>
          <table:table-cell table:style-name="ce18"/>
          <table:table-cell table:style-name="ce24" table:formula="of:=SUMIF([$#REF!.$B$2:.$B$283];[.$A7];[$#REF!.$C$2])" office:value-type="float" office:value="0">
            <text:p>#REF!</text:p>
          </table:table-cell>
          <table:table-cell table:style-name="ce2" office:value-type="string">
            <text:p>https://www.mcmaster.com/91292A133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14</text:p>
          </table:table-cell>
          <table:table-cell table:style-name="ce2" office:value-type="string">
            <text:p>screw M4x25 socket head 91292A122</text:p>
          </table:table-cell>
          <table:table-cell table:style-name="ce10" office:value-type="string">
            <text:p><text:a xlink:href="https://imgur.com/v1CkgbG">https://imgur.com/v1CkgbG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28">
            <text:p>28</text:p>
          </table:table-cell>
          <table:table-cell table:style-name="ce18"/>
          <table:table-cell table:style-name="ce24" table:formula="of:=SUMIF([$#REF!.$B$2:.$B$283];[.$A8];[$#REF!.$C$2])" office:value-type="float" office:value="0">
            <text:p>#REF!</text:p>
          </table:table-cell>
          <table:table-cell table:style-name="ce2" office:value-type="string">
            <text:p>https://www.mcmaster.com/91292A122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31" office:value-type="float" office:value="9.94">
            <text:p>$9.94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10">
            <text:p>2020-02-10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15</text:p>
          </table:table-cell>
          <table:table-cell table:style-name="ce2" office:value-type="string">
            <text:p>screw M4x14 socket head cap 91292A038</text:p>
          </table:table-cell>
          <table:table-cell table:style-name="ce10" office:value-type="string">
            <text:p><text:a xlink:href="https://www.mcmaster.com/mvb/library/20140512/91292a038l.gif">https://www.mcmaster.com/mvb/library/20140512/91292a038l.gif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6">
            <text:p>6</text:p>
          </table:table-cell>
          <table:table-cell table:style-name="ce18"/>
          <table:table-cell table:style-name="ce24" table:formula="of:=SUMIF([$#REF!.$B$2:.$B$283];[.$A9];[$#REF!.$C$2])" office:value-type="float" office:value="0">
            <text:p>#REF!</text:p>
          </table:table-cell>
          <table:table-cell table:style-name="ce2" office:value-type="string">
            <text:p>https://www.mcmaster.com/91292a038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16</text:p>
          </table:table-cell>
          <table:table-cell table:style-name="ce2" office:value-type="string">
            <text:p>screw m3x8 socket head cap 91292A112</text:p>
          </table:table-cell>
          <table:table-cell table:style-name="ce10" office:value-type="string">
            <text:p><text:a xlink:href="https://www.mcmaster.com/mvb/library/20140512/91292a112l.gif">https://www.mcmaster.com/mvb/library/20140512/91292a112l.gif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38">
            <text:p>38</text:p>
          </table:table-cell>
          <table:table-cell table:style-name="ce18"/>
          <table:table-cell table:style-name="ce24" table:formula="of:=SUMIF([$#REF!.$B$2:.$B$283];[.$A10];[$#REF!.$C$2])" office:value-type="float" office:value="0">
            <text:p>#REF!</text:p>
          </table:table-cell>
          <table:table-cell table:style-name="ce2" office:value-type="string">
            <text:p>https://www.mcmaster.com/91292a11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21</text:p>
          </table:table-cell>
          <table:table-cell table:style-name="ce2" office:value-type="string">
            <text:p>screw m3x5 socket head cap 91292A110</text:p>
          </table:table-cell>
          <table:table-cell table:style-name="ce10" office:value-type="string">
            <text:p><text:a xlink:href="https://www.mcmaster.com/mvb/library/20140512/91292a110l.gif">https://www.mcmaster.com/mvb/library/20140512/91292a110l.gif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42">
            <text:p>42</text:p>
          </table:table-cell>
          <table:table-cell table:style-name="ce18"/>
          <table:table-cell table:style-name="ce24" table:formula="of:=SUMIF([$#REF!.$B$2:.$B$283];[.$A11];[$#REF!.$C$2])" office:value-type="float" office:value="0">
            <text:p>#REF!</text:p>
          </table:table-cell>
          <table:table-cell table:style-name="ce2" office:value-type="string">
            <text:p>https://www.mcmaster.com/91292a110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24</text:p>
          </table:table-cell>
          <table:table-cell table:style-name="ce2" office:value-type="string">
            <text:p>screw m3x45 socket head cap partially threaded 91290A079</text:p>
          </table:table-cell>
          <table:table-cell table:style-name="ce11" office:value-type="string">
            <text:p><text:a xlink:href="https://imgur.com/NSbllIR">https://imgur.com/NSbllIR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59">
            <text:p>59</text:p>
          </table:table-cell>
          <table:table-cell table:style-name="ce18"/>
          <table:table-cell table:style-name="ce24" table:formula="of:=SUMIF([$#REF!.$B$2:.$B$283];[.$A12];[$#REF!.$C$2])" office:value-type="float" office:value="0">
            <text:p>#REF!</text:p>
          </table:table-cell>
          <table:table-cell table:style-name="ce2" office:value-type="string">
            <text:p>https://www.mcmaster.com/91290a079</text:p>
          </table:table-cell>
          <table:table-cell table:style-name="ce2"/>
          <table:table-cell table:style-name="ce2" office:value-type="float" office:value="25">
            <text:p>25</text:p>
          </table:table-cell>
          <table:table-cell table:number-columns-repeated="2" table:style-name="ce2" office:value-type="float" office:value="2">
            <text:p>2</text:p>
          </table:table-cell>
          <table:table-cell table:style-name="ce31" office:value-type="float" office:value="7.58">
            <text:p>$7.58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10">
            <text:p>2020-02-10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29</text:p>
          </table:table-cell>
          <table:table-cell table:style-name="ce2" office:value-type="string">
            <text:p>screw m3x35 socket head cap partially threaded 91292A033</text:p>
          </table:table-cell>
          <table:table-cell table:style-name="ce10" office:value-type="string">
            <text:p><text:a xlink:href="https://www.mcmaster.com/mvb/library/20140512/91292a033l.gif">https://www.mcmaster.com/mvb/library/20140512/91292a033l.gif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8">
            <text:p>8</text:p>
          </table:table-cell>
          <table:table-cell table:style-name="ce18"/>
          <table:table-cell table:style-name="ce24" table:formula="of:=SUMIF([$#REF!.$B$2:.$B$283];[.$A13];[$#REF!.$C$2])" office:value-type="float" office:value="0">
            <text:p>#REF!</text:p>
          </table:table-cell>
          <table:table-cell table:style-name="ce2" office:value-type="string">
            <text:p>https://www.mcmaster.com/91292a033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31</text:p>
          </table:table-cell>
          <table:table-cell table:style-name="ce2" office:value-type="string">
            <text:p>screw m3x30 socket head cap partially threaded 91292A022</text:p>
          </table:table-cell>
          <table:table-cell table:style-name="ce10" office:value-type="string">
            <text:p><text:a xlink:href="https://www.mcmaster.com/mvb/library/20140512/91292a022l.gif">https://www.mcmaster.com/mvb/library/20140512/91292a022l.gif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4">
            <text:p>4</text:p>
          </table:table-cell>
          <table:table-cell table:style-name="ce18"/>
          <table:table-cell table:style-name="ce24" table:formula="of:=SUMIF([$#REF!.$B$2:.$B$283];[.$A14];[$#REF!.$C$2])" office:value-type="float" office:value="0">
            <text:p>#REF!</text:p>
          </table:table-cell>
          <table:table-cell table:style-name="ce2" office:value-type="string">
            <text:p>https://www.mcmaster.com/91292a02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33</text:p>
          </table:table-cell>
          <table:table-cell table:style-name="ce2" office:value-type="string">
            <text:p>screw m3x25 socket head cap partially threaded 91292A020</text:p>
          </table:table-cell>
          <table:table-cell table:style-name="ce11" office:value-type="string">
            <text:p><text:a xlink:href="https://imgur.com/angOEbH"> https://imgur.com/angOEbH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47">
            <text:p>47</text:p>
          </table:table-cell>
          <table:table-cell table:style-name="ce18"/>
          <table:table-cell table:style-name="ce24" table:formula="of:=SUMIF([$#REF!.$B$2:.$B$283];[.$A15];[$#REF!.$C$2])" office:value-type="float" office:value="0">
            <text:p>#REF!</text:p>
          </table:table-cell>
          <table:table-cell table:style-name="ce2" office:value-type="string">
            <text:p>https://www.mcmaster.com/91292a020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31" office:value-type="float" office:value="7.23">
            <text:p>$7.23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10">
            <text:p>2020-02-10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37</text:p>
          </table:table-cell>
          <table:table-cell table:style-name="ce2" office:value-type="string">
            <text:p>screw m3x20 socket head cap 91290A123</text:p>
          </table:table-cell>
          <table:table-cell table:style-name="ce11" office:value-type="string">
            <text:p><text:a xlink:href="https://imgur.com/wMKXFRN">https://imgur.com/wMKXFRN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28">
            <text:p>28</text:p>
          </table:table-cell>
          <table:table-cell table:style-name="ce18"/>
          <table:table-cell table:style-name="ce24" table:formula="of:=SUMIF([$#REF!.$B$2:.$B$283];[.$A16];[$#REF!.$C$2])" office:value-type="float" office:value="0">
            <text:p>#REF!</text:p>
          </table:table-cell>
          <table:table-cell table:style-name="ce2" office:value-type="string">
            <text:p>https://www.mcmaster.com/91292a123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31" office:value-type="float" office:value="6.78">
            <text:p>$6.78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10">
            <text:p>2020-02-10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39</text:p>
          </table:table-cell>
          <table:table-cell table:style-name="ce2" office:value-type="string">
            <text:p>screw m3x16 socket head cap 91292A115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26">
            <text:p>26</text:p>
          </table:table-cell>
          <table:table-cell table:style-name="ce18"/>
          <table:table-cell table:style-name="ce24" table:formula="of:=SUMIF([$#REF!.$B$2:.$B$283];[.$A17];[$#REF!.$C$2])" office:value-type="float" office:value="0">
            <text:p>#REF!</text:p>
          </table:table-cell>
          <table:table-cell table:style-name="ce2" office:value-type="string">
            <text:p>https://www.mcmaster.com/91292a115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43</text:p>
          </table:table-cell>
          <table:table-cell table:style-name="ce2" office:value-type="string">
            <text:p>screw M3x10 socket head cap 91292A113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46">
            <text:p>46</text:p>
          </table:table-cell>
          <table:table-cell table:style-name="ce18"/>
          <table:table-cell table:style-name="ce24" table:formula="of:=SUMIF([$#REF!.$B$2:.$B$283];[.$A18];[$#REF!.$C$2])" office:value-type="float" office:value="0">
            <text:p>#REF!</text:p>
          </table:table-cell>
          <table:table-cell table:style-name="ce2" office:value-type="string">
            <text:p>https://www.mcmaster.com/91292a113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47</text:p>
          </table:table-cell>
          <table:table-cell table:style-name="ce2" office:value-type="string">
            <text:p>screw m2x6 socket head cap 91292A831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52">
            <text:p>52</text:p>
          </table:table-cell>
          <table:table-cell table:style-name="ce18"/>
          <table:table-cell table:style-name="ce24" table:formula="of:=SUMIF([$#REF!.$B$2:.$B$283];[.$A19];[$#REF!.$C$2])" office:value-type="float" office:value="0">
            <text:p>#REF!</text:p>
          </table:table-cell>
          <table:table-cell table:style-name="ce2" office:value-type="string">
            <text:p>https://www.mcmaster.com/91292a831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53</text:p>
          </table:table-cell>
          <table:table-cell table:style-name="ce2" office:value-type="string">
            <text:p>screw m2x12 socket head cap 91292A834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8">
            <text:p>8</text:p>
          </table:table-cell>
          <table:table-cell table:style-name="ce18"/>
          <table:table-cell table:style-name="ce24" table:formula="of:=SUMIF([$#REF!.$B$2:.$B$283];[.$A20];[$#REF!.$C$2])" office:value-type="float" office:value="0">
            <text:p>#REF!</text:p>
          </table:table-cell>
          <table:table-cell table:style-name="ce2" office:value-type="string">
            <text:p>https://www.mcmaster.com/91292a834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56</text:p>
          </table:table-cell>
          <table:table-cell table:style-name="ce2" office:value-type="string">
            <text:p>nut m5 nylock 90576A104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4">
            <text:p>4</text:p>
          </table:table-cell>
          <table:table-cell table:style-name="ce18"/>
          <table:table-cell table:style-name="ce24" table:formula="of:=SUMIF([$#REF!.$B$2:.$B$283];[.$A21];[$#REF!.$C$2])" office:value-type="float" office:value="0">
            <text:p>#REF!</text:p>
          </table:table-cell>
          <table:table-cell table:style-name="ce2" office:value-type="string">
            <text:p>https://www.mcmaster.com/90576a104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57</text:p>
          </table:table-cell>
          <table:table-cell table:style-name="ce2" office:value-type="string">
            <text:p>nut M5 hex 90592A095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20">
            <text:p>20</text:p>
          </table:table-cell>
          <table:table-cell table:style-name="ce18"/>
          <table:table-cell table:style-name="ce24" table:formula="of:=SUMIF([$#REF!.$B$2:.$B$283];[.$A22];[$#REF!.$C$2])" office:value-type="float" office:value="0">
            <text:p>#REF!</text:p>
          </table:table-cell>
          <table:table-cell table:style-name="ce2" office:value-type="string">
            <text:p>https://www.mcmaster.com/90592a095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59</text:p>
          </table:table-cell>
          <table:table-cell table:style-name="ce2" office:value-type="string">
            <text:p>nut m4 nylock 90576A103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10">
            <text:p>10</text:p>
          </table:table-cell>
          <table:table-cell table:style-name="ce18"/>
          <table:table-cell table:style-name="ce24" table:formula="of:=SUMIF([$#REF!.$B$2:.$B$283];[.$A23];[$#REF!.$C$2])" office:value-type="float" office:value="0">
            <text:p>#REF!</text:p>
          </table:table-cell>
          <table:table-cell table:style-name="ce2" office:value-type="string">
            <text:p>https://www.mcmaster.com/90576a103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3" office:value-type="string">
            <text:p>Sixi2-061</text:p>
          </table:table-cell>
          <table:table-cell table:style-name="ce2" office:value-type="string">
            <text:p>nut M4 hex 90592A090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32">
            <text:p>32</text:p>
          </table:table-cell>
          <table:table-cell table:style-name="ce18"/>
          <table:table-cell table:style-name="ce24" table:formula="of:=SUMIF([$#REF!.$B$2:.$B$283];[.$A24];[$#REF!.$C$2])" office:value-type="float" office:value="0">
            <text:p>#REF!</text:p>
          </table:table-cell>
          <table:table-cell table:style-name="ce2" office:value-type="string">
            <text:p>https://www.mcmaster.com/90592a090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63</text:p>
          </table:table-cell>
          <table:table-cell table:style-name="ce2" office:value-type="string">
            <text:p>nut M3 square DIN 562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30">
            <text:p>30</text:p>
          </table:table-cell>
          <table:table-cell table:style-name="ce18"/>
          <table:table-cell table:style-name="ce24" table:formula="of:=SUMIF([$#REF!.$B$2:.$B$283];[.$A25];[$#REF!.$C$2])" office:value-type="float" office:value="0">
            <text:p>#REF!</text:p>
          </table:table-cell>
          <table:table-cell table:style-name="ce2" office:value-type="string">
            <text:p>https://www.aliexpress.com/item/32875607040.html?spm=a2g0o.productlist.0.0.81e3486dhuidRx&amp;algo_pvid=f07ae026-a8fd-4ebe-8a04-016b07ecd413&amp;algo_expid=f07ae026-a8fd-4ebe-8a04-016b07ecd413-1&amp;btsid=e3b988d7-c2ae-4548-b23a-36b06e184e5e&amp;ws_ab_test=searchweb0_0,searchweb201602_2,searchweb201603_52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2" table:style-name="ce2" office:value-type="float" office:value="1">
            <text:p>1</text:p>
          </table:table-cell>
          <table:table-cell table:style-name="ce31" office:value-type="float" office:value="1.27">
            <text:p>$1.27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3-20">
            <text:p>2020-03-20</text:p>
          </table:table-cell>
          <table:table-cell table:style-name="ce33" office:value-type="date" office:date-value="2020-04-15">
            <text:p>2020-04-15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67</text:p>
          </table:table-cell>
          <table:table-cell table:style-name="ce2" office:value-type="string">
            <text:p>nut m3 nylock 90576A102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116">
            <text:p>116</text:p>
          </table:table-cell>
          <table:table-cell table:style-name="ce18"/>
          <table:table-cell table:style-name="ce24" table:formula="of:=SUMIF([$#REF!.$B$2:.$B$283];[.$A26];[$#REF!.$C$2])" office:value-type="float" office:value="0">
            <text:p>#REF!</text:p>
          </table:table-cell>
          <table:table-cell table:style-name="ce2" office:value-type="string">
            <text:p>https://www.mcmaster.com/90576a10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72</text:p>
          </table:table-cell>
          <table:table-cell table:style-name="ce2" office:value-type="string">
            <text:p>nut m3 hex 90592A085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90">
            <text:p>90</text:p>
          </table:table-cell>
          <table:table-cell table:style-name="ce18"/>
          <table:table-cell table:style-name="ce24" table:formula="of:=SUMIF([$#REF!.$B$2:.$B$283];[.$A27];[$#REF!.$C$2])" office:value-type="float" office:value="0">
            <text:p>#REF!</text:p>
          </table:table-cell>
          <table:table-cell table:style-name="ce2" office:value-type="string">
            <text:p>https://www.mcmaster.com/90592a085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78</text:p>
          </table:table-cell>
          <table:table-cell table:style-name="ce2" office:value-type="string">
            <text:p>nut m2 hex 90592A075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4">
            <text:p>4</text:p>
          </table:table-cell>
          <table:table-cell table:style-name="ce18"/>
          <table:table-cell table:style-name="ce24" table:formula="of:=SUMIF([$#REF!.$B$2:.$B$283];[.$A28];[$#REF!.$C$2])" office:value-type="float" office:value="0">
            <text:p>#REF!</text:p>
          </table:table-cell>
          <table:table-cell table:style-name="ce2" office:value-type="string">
            <text:p>https://www.mcmaster.com/90592a075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79</text:p>
          </table:table-cell>
          <table:table-cell table:style-name="ce2" office:value-type="string">
            <text:p>NEMA24 100mm</text:p>
          </table:table-cell>
          <table:table-cell table:style-name="ce10" office:value-type="string">
            <text:p><text:a xlink:href="https://i.imgur.com/mdeoYVg.jpg">https://i.imgur.com/mdeoYVg.jpg</text:a></text:p>
          </table:table-cell>
          <table:table-cell table:style-name="ce2" office:value-type="string">
            <text:p>motor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9];[$#REF!.$C$2])" office:value-type="float" office:value="0">
            <text:p>#REF!</text:p>
          </table:table-cell>
          <table:table-cell table:style-name="ce2" office:value-type="string">
            <text:p>https://www.omc-stepperonline.com/nema-24-stepper-motor/dual-shaft-nema-24-stepper-motor-42a-4nm-566-ozin-60x60x100mm-4-wires-24hs39-4204d.html?mfp=148-bipolar-unipolar%5BBipolar%5D</text:p>
          </table:table-cell>
          <table:table-cell table:style-name="ce2"/>
          <table:table-cell table:number-columns-repeated="3" table:style-name="ce2" office:value-type="float" office:value="1">
            <text:p>1</text:p>
          </table:table-cell>
          <table:table-cell table:style-name="ce31" office:value-type="float" office:value="34.3">
            <text:p>$34.30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04">
            <text:p>2020-03-04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80</text:p>
          </table:table-cell>
          <table:table-cell table:style-name="ce2" office:value-type="string">
            <text:p>NEMA23 56mm</text:p>
          </table:table-cell>
          <table:table-cell table:style-name="ce10" office:value-type="string">
            <text:p><text:a xlink:href="https://i.imgur.com/GoVljdT.jpg">https://i.imgur.com/GoVljdT.jpg</text:a></text:p>
          </table:table-cell>
          <table:table-cell table:style-name="ce2" office:value-type="string">
            <text:p>motor</text:p>
          </table:table-cell>
          <table:table-cell table:style-name="ce2" office:value-type="float" office:value="2">
            <text:p>2</text:p>
          </table:table-cell>
          <table:table-cell table:style-name="ce18"/>
          <table:table-cell table:style-name="ce24" table:formula="of:=SUMIF([$#REF!.$B$2:.$B$283];[.$A30];[$#REF!.$C$2])" office:value-type="float" office:value="0">
            <text:p>#REF!</text:p>
          </table:table-cell>
          <table:table-cell table:style-name="ce2" office:value-type="string">
            <text:p>https://www.omc-stepperonline.com/nema-23-stepper-motor/e-series-nema-23-stepper-motor-bipolar-1-8deg-4-8-nm-679-87oz-in-6-0a-86x86x80mm-4-wires.html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31" office:value-type="float" office:value="23.92">
            <text:p>$23.92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04">
            <text:p>2020-03-04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82</text:p>
          </table:table-cell>
          <table:table-cell table:style-name="ce2" office:value-type="string">
            <text:p>NEMA17 48mm</text:p>
          </table:table-cell>
          <table:table-cell table:style-name="ce10" office:value-type="string">
            <text:p><text:a xlink:href="https://i.imgur.com/5FlxOez.jpg">https://i.imgur.com/5FlxOez.jpg</text:a></text:p>
          </table:table-cell>
          <table:table-cell table:style-name="ce2" office:value-type="string">
            <text:p>motor</text:p>
          </table:table-cell>
          <table:table-cell table:style-name="ce2" office:value-type="float" office:value="2">
            <text:p>2</text:p>
          </table:table-cell>
          <table:table-cell table:style-name="ce18"/>
          <table:table-cell table:style-name="ce24" table:formula="of:=SUMIF([$#REF!.$B$2:.$B$283];[.$A31];[$#REF!.$C$2])" office:value-type="float" office:value="0">
            <text:p>#REF!</text:p>
          </table:table-cell>
          <table:table-cell table:style-name="ce2" office:value-type="string">
            <text:p>https://www.omc-stepperonline.com/nema-17-stepper-motor/nema-17-bipolar-59ncm-84oz-in-2a-42x48mm-4-wires-w-1m-cable-and-connector.html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31" office:value-type="float" office:value="18.78">
            <text:p>$18.78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04">
            <text:p>2020-03-04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83</text:p>
          </table:table-cell>
          <table:table-cell table:style-name="ce2" office:value-type="string">
            <text:p>NEMA17 39mm</text:p>
          </table:table-cell>
          <table:table-cell table:style-name="ce10" office:value-type="string">
            <text:p><text:a xlink:href="https://i.imgur.com/CCPT4R4.jpg">https://i.imgur.com/CCPT4R4.jpg</text:a></text:p>
          </table:table-cell>
          <table:table-cell table:style-name="ce2" office:value-type="string">
            <text:p>motor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32];[$#REF!.$C$2])" office:value-type="float" office:value="0">
            <text:p>#REF!</text:p>
          </table:table-cell>
          <table:table-cell table:style-name="ce2" office:value-type="string">
            <text:p>https://www.omc-stepperonline.com/nema-17-stepper-motor/nema-17-bipolar-45ncm-63-74oz-in-1-5a-42x42x39mm-4-wires-w-1m-cable-and-connector.html</text:p>
          </table:table-cell>
          <table:table-cell table:style-name="ce2"/>
          <table:table-cell table:number-columns-repeated="3" table:style-name="ce2" office:value-type="float" office:value="1">
            <text:p>1</text:p>
          </table:table-cell>
          <table:table-cell table:style-name="ce31" office:value-type="float" office:value="8.22">
            <text:p>$8.22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04">
            <text:p>2020-03-04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84</text:p>
          </table:table-cell>
          <table:table-cell table:style-name="ce2" office:value-type="string">
            <text:p>[LSR] - ABS Junction Box [380x260x105mm] (sold as 15"x10.2"x4.13")</text:p>
          </table:table-cell>
          <table:table-cell table:style-name="ce10" office:value-type="string">
            <text:p><text:a xlink:href="https://imgur.com/rg18C09">https://imgur.com/rg18C09</text:a>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33];[$#REF!.$C$2])" office:value-type="float" office:value="0">
            <text:p>#REF!</text:p>
          </table:table-cell>
          <table:table-cell table:style-name="ce2" office:value-type="string">
            <text:p>https://www.amazon.ca/LeMotech-Waterproof-Dustproof-Universal-Enclosure/dp/B075WZZZ49?ref_=Oct_MWishedForC_3111741011_1&amp;pf_rd_r=ZTX5AY2CFVPS2T380EY0&amp;pf_rd_p=83a33576-d4ae-56ae-9318-bd94c9908e5f&amp;pf_rd_s=merchandised-search-6&amp;pf_rd_t=101&amp;pf_rd_i=3111741011&amp;pf_rd_m=A3DWYIK6Y9EEQB&amp;th=1</text:p>
          </table:table-cell>
          <table:table-cell table:style-name="ce10" office:value-type="string">
            <text:p><text:a xlink:href="https://www.alibaba.com/product-detail/Waterproof-electrical-box-ABS-solid-cover_60779392408.html?spm=a2700.galleryofferlist.0.0.25ee67a1JXSTJM">https://www.alibaba.com/product-detail/Waterproof-electrical-box-ABS-solid-cover_60779392408.html?spm=a2700.galleryofferlist.0.0.25ee67a1JXSTJM</text:a>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style-name="ce31" office:value-type="float" office:value="63.85">
            <text:p>$63.85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09">
            <text:p>2020-02-09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85</text:p>
          </table:table-cell>
          <table:table-cell table:style-name="ce2" office:value-type="string">
            <text:p>bearing flanged MF83 [3x8x3mm]</text:p>
          </table:table-cell>
          <table:table-cell table:style-name="ce10" office:value-type="string">
            <text:p><text:a xlink:href="https://imgur.com/06VHik1">https://imgur.com/06VHik1</text:a></text:p>
          </table:table-cell>
          <table:table-cell table:style-name="ce2" office:value-type="string">
            <text:p>bearing</text:p>
          </table:table-cell>
          <table:table-cell table:style-name="ce2" office:value-type="float" office:value="8">
            <text:p>8</text:p>
          </table:table-cell>
          <table:table-cell table:style-name="ce18"/>
          <table:table-cell table:style-name="ce24" table:formula="of:=SUMIF([$#REF!.$B$2:.$B$283];[.$A34];[$#REF!.$C$2])" office:value-type="float" office:value="0">
            <text:p>#REF!</text:p>
          </table:table-cell>
          <table:table-cell table:style-name="ce2" office:value-type="string">
            <text:p>https://www.alibaba.com/product-detail/Sixi-Package-MF83-6813-6809-6708_1600104697831.html?spm=a2747.manage.0.0.23b271d2J5f34C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1">
            <text:p>1</text:p>
          </table:table-cell>
          <table:table-cell table:style-name="ce31" office:value-type="float" office:value="6.85">
            <text:p>$6.85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11">
            <text:p>2020-03-11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3" office:value-type="string">
            <text:p>Sixi2-086</text:p>
          </table:table-cell>
          <table:table-cell table:style-name="ce2" office:value-type="string">
            <text:p>bearing 6813 [65x85x10mm]</text:p>
          </table:table-cell>
          <table:table-cell table:style-name="ce10" office:value-type="string">
            <text:p><text:a xlink:href="https://imgur.com/hqhQNOH">https://imgur.com/hqhQNOH</text:a></text:p>
          </table:table-cell>
          <table:table-cell table:style-name="ce2" office:value-type="string">
            <text:p>bearing</text:p>
          </table:table-cell>
          <table:table-cell table:style-name="ce2" office:value-type="float" office:value="4">
            <text:p>4</text:p>
          </table:table-cell>
          <table:table-cell table:style-name="ce18"/>
          <table:table-cell table:style-name="ce24" table:formula="of:=SUMIF([$#REF!.$B$2:.$B$283];[.$A35];[$#REF!.$C$2])" office:value-type="float" office:value="0">
            <text:p>#REF!</text:p>
          </table:table-cell>
          <table:table-cell table:style-name="ce2" office:value-type="string">
            <text:p>https://www.alibaba.com/product-detail/Sixi-Package-MF83-6813-6809-6708_1600104697831.html?spm=a2747.manage.0.0.23b271d2J5f34C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4">
            <text:p>4</text:p>
          </table:table-cell>
          <table:table-cell table:style-name="ce31" office:value-type="float" office:value="41.32">
            <text:p>$41.32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04">
            <text:p>2020-03-04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88</text:p>
          </table:table-cell>
          <table:table-cell table:style-name="ce2" office:value-type="string">
            <text:p>bearing 6809 [45x58x7mm]</text:p>
          </table:table-cell>
          <table:table-cell table:style-name="ce10" office:value-type="string">
            <text:p><text:a xlink:href="https://imgur.com/XzdQ307">https://imgur.com/XzdQ307</text:a></text:p>
          </table:table-cell>
          <table:table-cell table:style-name="ce2" office:value-type="string">
            <text:p>bearing</text:p>
          </table:table-cell>
          <table:table-cell table:style-name="ce2" office:value-type="float" office:value="2">
            <text:p>2</text:p>
          </table:table-cell>
          <table:table-cell table:style-name="ce18"/>
          <table:table-cell table:style-name="ce24" table:formula="of:=SUMIF([$#REF!.$B$2:.$B$283];[.$A36];[$#REF!.$C$2])" office:value-type="float" office:value="0">
            <text:p>#REF!</text:p>
          </table:table-cell>
          <table:table-cell table:style-name="ce2" office:value-type="string">
            <text:p>https://www.alibaba.com/product-detail/Sixi-Package-MF83-6813-6809-6708_1600104697831.html?spm=a2747.manage.0.0.23b271d2J5f34C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1">
            <text:p>1</text:p>
          </table:table-cell>
          <table:table-cell table:style-name="ce31" office:value-type="float" office:value="9.93">
            <text:p>$9.93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04">
            <text:p>2020-03-04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89</text:p>
          </table:table-cell>
          <table:table-cell table:style-name="ce2" office:value-type="string">
            <text:p>bearing 6708 [40x50x6mm]</text:p>
          </table:table-cell>
          <table:table-cell table:style-name="ce10" office:value-type="string">
            <text:p><text:a xlink:href="https://imgur.com/bQkI64m">https://imgur.com/bQkI64m</text:a></text:p>
          </table:table-cell>
          <table:table-cell table:style-name="ce2" office:value-type="string">
            <text:p>bearing</text:p>
          </table:table-cell>
          <table:table-cell table:style-name="ce2" office:value-type="float" office:value="4">
            <text:p>4</text:p>
          </table:table-cell>
          <table:table-cell table:style-name="ce18"/>
          <table:table-cell table:style-name="ce24" table:formula="of:=SUMIF([$#REF!.$B$2:.$B$283];[.$A37];[$#REF!.$C$2])" office:value-type="float" office:value="0">
            <text:p>#REF!</text:p>
          </table:table-cell>
          <table:table-cell table:style-name="ce2" office:value-type="string">
            <text:p>https://www.alibaba.com/product-detail/Sixi-Package-MF83-6813-6809-6708_1600104697831.html?spm=a2747.manage.0.0.23b271d2J5f34C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1">
            <text:p>1</text:p>
          </table:table-cell>
          <table:table-cell table:style-name="ce31" office:value-type="float" office:value="22.64">
            <text:p>$22.64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26">
            <text:p>2020-02-26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3" office:value-type="string">
            <text:p>Sixi2-090</text:p>
          </table:table-cell>
          <table:table-cell table:style-name="ce2" office:value-type="string">
            <text:p>bearing 6706 [30x37x4mm]</text:p>
          </table:table-cell>
          <table:table-cell table:style-name="ce10" office:value-type="string">
            <text:p><text:a xlink:href="https://imgur.com/hUOlbzJ">https://imgur.com/hUOlbzJ</text:a></text:p>
          </table:table-cell>
          <table:table-cell table:style-name="ce2" office:value-type="string">
            <text:p>bearing</text:p>
          </table:table-cell>
          <table:table-cell table:style-name="ce2" office:value-type="float" office:value="6">
            <text:p>6</text:p>
          </table:table-cell>
          <table:table-cell table:style-name="ce18"/>
          <table:table-cell table:style-name="ce24" table:formula="of:=SUMIF([$#REF!.$B$2:.$B$283];[.$A38];[$#REF!.$C$2])" office:value-type="float" office:value="0">
            <text:p>#REF!</text:p>
          </table:table-cell>
          <table:table-cell table:style-name="ce2" office:value-type="string">
            <text:p>https://www.alibaba.com/product-detail/Sixi-Package-MF83-6813-6809-6708_1600104697831.html?spm=a2747.manage.0.0.23b271d2J5f34C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1">
            <text:p>1</text:p>
          </table:table-cell>
          <table:table-cell table:style-name="ce31" office:value-type="float" office:value="21.66">
            <text:p>$21.66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10">
            <text:p>2020-03-10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92</text:p>
          </table:table-cell>
          <table:table-cell table:style-name="ce2" office:value-type="string">
            <text:p>bearing 6702 [15x21x4mm]</text:p>
          </table:table-cell>
          <table:table-cell table:style-name="ce10" office:value-type="string">
            <text:p><text:a xlink:href="https://imgur.com/hUOlbzJ">https://imgur.com/hUOlbzJ</text:a></text:p>
          </table:table-cell>
          <table:table-cell table:style-name="ce2" office:value-type="string">
            <text:p>bearing</text:p>
          </table:table-cell>
          <table:table-cell table:style-name="ce2" office:value-type="float" office:value="9">
            <text:p>9</text:p>
          </table:table-cell>
          <table:table-cell table:style-name="ce18"/>
          <table:table-cell table:style-name="ce24" table:formula="of:=SUMIF([$#REF!.$B$2:.$B$283];[.$A39];[$#REF!.$C$2])" office:value-type="float" office:value="0">
            <text:p>#REF!</text:p>
          </table:table-cell>
          <table:table-cell table:style-name="ce2" office:value-type="string">
            <text:p>https://www.alibaba.com/product-detail/Sixi-Package-MF83-6813-6809-6708_1600104697831.html?spm=a2747.manage.0.0.23b271d2J5f34C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95</text:p>
          </table:table-cell>
          <table:table-cell table:style-name="ce2" office:value-type="string">
            <text:p>bearing 6701 [12x18x4mm]</text:p>
          </table:table-cell>
          <table:table-cell table:style-name="ce10" office:value-type="string">
            <text:p><text:a xlink:href="https://imgur.com/hUOlbzJ">https://imgur.com/hUOlbzJ</text:a></text:p>
          </table:table-cell>
          <table:table-cell table:style-name="ce2" office:value-type="string">
            <text:p>bearing</text:p>
          </table:table-cell>
          <table:table-cell table:style-name="ce2" office:value-type="float" office:value="16">
            <text:p>16</text:p>
          </table:table-cell>
          <table:table-cell table:style-name="ce18"/>
          <table:table-cell table:style-name="ce24" table:formula="of:=SUMIF([$#REF!.$B$2:.$B$283];[.$A40];[$#REF!.$C$2])" office:value-type="float" office:value="0">
            <text:p>#REF!</text:p>
          </table:table-cell>
          <table:table-cell table:style-name="ce2" office:value-type="string">
            <text:p>https://www.alibaba.com/product-detail/Sixi-Package-MF83-6813-6809-6708_1600104697831.html?spm=a2747.manage.0.0.23b271d2J5f34C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2x ABEC-1</text:p>
          </table:table-cell>
          <table:table-cell table:style-name="ce31" office:value-type="float" office:value="5.93">
            <text:p>$5.93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3-19">
            <text:p>2020-03-19</text:p>
          </table:table-cell>
          <table:table-cell table:style-name="ce3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099</text:p>
          </table:table-cell>
          <table:table-cell table:style-name="ce2" office:value-type="string">
            <text:p>[RAW] - Dupont Housing 7pin</text:p>
          </table:table-cell>
          <table:table-cell table:style-name="ce9" office:value-type="string">
            <text:p><text:a xlink:href="https://d3s11pzv7w3h1q.cloudfront.net/wp-content/uploads/CN-DU-H07.jpg">https://d3s11pzv7w3h1q.cloudfront.net/wp-content/uploads/CN-DU-H07.jpg</text:a></text:p>
          </table:table-cell>
          <table:table-cell table:style-name="ce2" office:value-type="string">
            <text:p>electrical conn</text:p>
          </table:table-cell>
          <table:table-cell table:style-name="ce2" office:value-type="float" office:value="7">
            <text:p>7</text:p>
          </table:table-cell>
          <table:table-cell table:style-name="ce18"/>
          <table:table-cell table:style-name="ce24" table:formula="of:=SUMIF([$#REF!.$B$2:.$B$283];[.$A41];[$#REF!.$C$2])" office:value-type="float" office:value="0">
            <text:p>#REF!</text:p>
          </table:table-cell>
          <table:table-cell table:style-name="ce2" office:value-type="string">
            <text:p>https://www.aliexpress.com/item/33035707563.html?spm=a2g0o.cart.0.0.6c9f3c00vk0l6Z&amp;mp=1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3" office:value-type="string">
            <text:p>Sixi2-100</text:p>
          </table:table-cell>
          <table:table-cell table:style-name="ce2" office:value-type="string">
            <text:p>[RAW] - 40-pin Ribbon Cable pitch 1.27 {4 sets of 10 pin} - [3000mm]</text:p>
          </table:table-cell>
          <table:table-cell table:style-name="ce9" office:value-type="string">
            <text:p><text:a xlink:href="https://imgur.com/TS6cFpq">https://imgur.com/TS6cFpq</text:a></text:p>
          </table:table-cell>
          <table:table-cell table:style-name="ce2" office:value-type="string">
            <text:p>electrical wire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42];[$#REF!.$C$2])" office:value-type="float" office:value="0">
            <text:p>#REF!</text:p>
          </table:table-cell>
          <table:table-cell table:style-name="ce2" office:value-type="string">
            <text:p>https://www.aliexpress.com/item/4000007978134.html?spm=a2g0o.productlist.0.0.231f448bgFgCgG&amp;algo_pvid=a6425c60-8f17-4dd2-a1ad-67cee8eea36e&amp;algo_expid=a6425c60-8f17-4dd2-a1ad-67cee8eea36e-0&amp;btsid=25c1286d-10c1-482a-a6ab-98ec2b19e4df&amp;ws_ab_test=searchweb0_0,searchweb201602_2,searchweb201603_52</text:p>
          </table:table-cell>
          <table:table-cell table:style-name="ce2"/>
          <table:table-cell table:number-columns-repeated="3" table:style-name="ce2" office:value-type="float" office:value="1">
            <text:p>1</text:p>
          </table:table-cell>
          <table:table-cell table:style-name="ce31" office:value-type="float" office:value="12.03">
            <text:p>$12.03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24">
            <text:p>2020-02-24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01</text:p>
          </table:table-cell>
          <table:table-cell table:style-name="ce2" office:value-type="string">
            <text:p>[MISC] - Timing Belt GT2-6 [400mm]</text:p>
          </table:table-cell>
          <table:table-cell table:style-name="ce10" office:value-type="string">
            <text:p><text:a xlink:href="https://i.imgur.com/uhfbEJQ.jpg">https://i.imgur.com/uhfbEJQ.jpg</text:a></text:p>
          </table:table-cell>
          <table:table-cell table:style-name="ce2" office:value-type="string">
            <text:p>timing belt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43];[$#REF!.$C$2])" office:value-type="float" office:value="0">
            <text:p>#REF!</text:p>
          </table:table-cell>
          <table:table-cell table:style-name="ce2" office:value-type="string">
            <text:p>https://www.aliexpress.com/item/1858498241.html?spm=2114.12010612.8148356.27.54897861M6BUJx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02</text:p>
          </table:table-cell>
          <table:table-cell table:style-name="ce2" office:value-type="string">
            <text:p>[MISC] - Timing Belt GT2-6 [336mm]</text:p>
          </table:table-cell>
          <table:table-cell table:style-name="ce10" office:value-type="string">
            <text:p><text:a xlink:href="https://i.imgur.com/JaAKgMa.jpg">https://i.imgur.com/JaAKgMa.jpg</text:a></text:p>
          </table:table-cell>
          <table:table-cell table:style-name="ce2" office:value-type="string">
            <text:p>timing belt</text:p>
          </table:table-cell>
          <table:table-cell table:style-name="ce2" office:value-type="float" office:value="2">
            <text:p>2</text:p>
          </table:table-cell>
          <table:table-cell table:style-name="ce18"/>
          <table:table-cell table:style-name="ce24" table:formula="of:=SUMIF([$#REF!.$B$2:.$B$283];[.$A44];[$#REF!.$C$2])" office:value-type="float" office:value="0">
            <text:p>#REF!</text:p>
          </table:table-cell>
          <table:table-cell table:style-name="ce2" office:value-type="string">
            <text:p>https://www.aliexpress.com/item/1858543592.html?spm=2114.12010612.8148356.31.54897861M6BUJx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04</text:p>
          </table:table-cell>
          <table:table-cell table:style-name="ce2" office:value-type="string">
            <text:p>[MISC] - Timing Belt GT2-6 [160mm]</text:p>
          </table:table-cell>
          <table:table-cell table:style-name="ce10" office:value-type="string">
            <text:p><text:a xlink:href="https://i.imgur.com/64wMtBN.jpg">https://i.imgur.com/64wMtBN.jpg</text:a></text:p>
          </table:table-cell>
          <table:table-cell table:style-name="ce2" office:value-type="string">
            <text:p>timing belt</text:p>
          </table:table-cell>
          <table:table-cell table:style-name="ce2" office:value-type="float" office:value="3">
            <text:p>3</text:p>
          </table:table-cell>
          <table:table-cell table:style-name="ce18"/>
          <table:table-cell table:style-name="ce24" table:formula="of:=SUMIF([$#REF!.$B$2:.$B$283];[.$A45];[$#REF!.$C$2])" office:value-type="float" office:value="0">
            <text:p>#REF!</text:p>
          </table:table-cell>
          <table:table-cell table:style-name="ce2" office:value-type="string">
            <text:p>https://www.aliexpress.com/item/4000034068206.html?spm=2114.12010612.8148356.33.54897861M6BUJx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05</text:p>
          </table:table-cell>
          <table:table-cell table:style-name="ce2" office:value-type="string">
            <text:p>[MISC] - Braided Cable Sleeve (16mm dia) [900mm]</text:p>
          </table:table-cell>
          <table:table-cell table:style-name="ce10" office:value-type="string">
            <text:p><text:a xlink:href="https://imgur.com/uPXoAG2">https://imgur.com/uPXoAG2</text:a>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46];[$#REF!.$C$2])" office:value-type="float" office:value="0">
            <text:p>#REF!</text:p>
          </table:table-cell>
          <table:table-cell table:style-name="ce2" office:value-type="string">
            <text:p>https://www.aliexpress.com/item/4000279970497.html?spm=a2g0o.productlist.0.0.5eb935dd0TdEjG&amp;algo_pvid=7b137aa5-9611-4bfc-8eac-da407e342538&amp;algo_expid=7b137aa5-9611-4bfc-8eac-da407e342538-4&amp;btsid=0be3746c15908824968792101eae18&amp;ws_ab_test=searchweb0_0,searchweb201602_,searchweb201603_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06</text:p>
          </table:table-cell>
          <table:table-cell table:style-name="ce2" office:value-type="string">
            <text:p>[MECH] - GT2 Pulley 20t-5mm</text:p>
          </table:table-cell>
          <table:table-cell table:style-name="ce10" office:value-type="string">
            <text:p><text:a xlink:href="https://imgur.com/e1Oz3dD">https://imgur.com/e1Oz3dD</text:a>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18"/>
          <table:table-cell table:style-name="ce24" table:formula="of:=SUMIF([$#REF!.$B$2:.$B$283];[.$A47];[$#REF!.$C$2])" office:value-type="float" office:value="0">
            <text:p>#REF!</text:p>
          </table:table-cell>
          <table:table-cell table:style-name="ce2" office:value-type="string">
            <text:p>https://www.aliexpress.com/item/32852674549.html?spm=a2g0o.productlist.0.0.51163142xcKqjq&amp;algo_pvid=56183969-fbf3-441a-97a1-500e05f5e560&amp;algo_expid=56183969-fbf3-441a-97a1-500e05f5e560-5&amp;btsid=0ab6fab215909502046742856e7412&amp;ws_ab_test=searchweb0_0,searchweb201602_,searchweb201603_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07</text:p>
          </table:table-cell>
          <table:table-cell table:style-name="ce2" office:value-type="string">
            <text:p>[LSR] - PSU Mounting Plate - {Acrylic}</text:p>
          </table:table-cell>
          <table:table-cell table:style-name="ce2"/>
          <table:table-cell table:style-name="ce2" office:value-type="string">
            <text:p>laser cut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48];[$#REF!.$C$2])" office:value-type="float" office:value="0">
            <text:p>#REF!</text:p>
          </table:table-cell>
          <table:table-cell table:style-name="ce2" office:value-type="string">
            <text:p>source material: associated plastics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08</text:p>
          </table:table-cell>
          <table:table-cell table:style-name="ce2" office:value-type="string">
            <text:p>[LSR] - PicassoCoverPlate - {Acrylic}</text:p>
          </table:table-cell>
          <table:table-cell table:style-name="ce2"/>
          <table:table-cell table:style-name="ce2" office:value-type="string">
            <text:p>laser cut</text:p>
          </table:table-cell>
          <table:table-cell table:style-name="ce2" office:value-type="float" office:value="2">
            <text:p>2</text:p>
          </table:table-cell>
          <table:table-cell table:style-name="ce18"/>
          <table:table-cell table:style-name="ce24" table:formula="of:=SUMIF([$#REF!.$B$2:.$B$283];[.$A49];[$#REF!.$C$2])" office:value-type="float" office:value="0">
            <text:p>#REF!</text:p>
          </table:table-cell>
          <table:table-cell table:style-name="ce2" office:value-type="string">
            <text:p>source material: associated plastics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09</text:p>
          </table:table-cell>
          <table:table-cell table:style-name="ce2" office:value-type="string">
            <text:p>[LSR] - MountingBoard [250mmx300mm]</text:p>
          </table:table-cell>
          <table:table-cell table:style-name="ce2"/>
          <table:table-cell table:style-name="ce2" office:value-type="string">
            <text:p>laser cut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50];[$#REF!.$C$2])" office:value-type="float" office:value="0">
            <text:p>#REF!</text:p>
          </table:table-cell>
          <table:table-cell table:style-name="ce2" office:value-type="string">
            <text:p>source material: associated plastics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10</text:p>
          </table:table-cell>
          <table:table-cell table:style-name="ce2" office:value-type="string">
            <text:p>[LSR] - ForkSensSide - {Acrylic}</text:p>
          </table:table-cell>
          <table:table-cell table:style-name="ce2"/>
          <table:table-cell table:style-name="ce2" office:value-type="string">
            <text:p>laser cut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51];[$#REF!.$C$2])" office:value-type="float" office:value="0">
            <text:p>#REF!</text:p>
          </table:table-cell>
          <table:table-cell table:style-name="ce2" office:value-type="string">
            <text:p>source material: associated plastics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11</text:p>
          </table:table-cell>
          <table:table-cell table:style-name="ce2" office:value-type="string">
            <text:p>[LSR] - ForkGBSide - {Acrylic}</text:p>
          </table:table-cell>
          <table:table-cell table:style-name="ce2"/>
          <table:table-cell table:style-name="ce2" office:value-type="string">
            <text:p>laser cut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52];[$#REF!.$C$2])" office:value-type="float" office:value="0">
            <text:p>#REF!</text:p>
          </table:table-cell>
          <table:table-cell table:style-name="ce2" office:value-type="string">
            <text:p>source material: associated plastics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12</text:p>
          </table:table-cell>
          <table:table-cell table:style-name="ce2" office:value-type="string">
            <text:p>[ELEC] - sensor AS5147 {straight header pins on label side}</text:p>
          </table:table-cell>
          <table:table-cell table:style-name="ce10" office:value-type="string">
            <text:p><text:a xlink:href="https://imgur.com/sKfHzqC">https://imgur.com/sKfHzqC</text:a>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53];[$#REF!.$C$2])" office:value-type="float" office:value="0">
            <text:p>#REF!</text:p>
          </table:table-cell>
          <table:table-cell table:style-name="ce2" office:value-type="string">
            <text:p>https://www.digikey.ca/en/products/detail/ams/AS5147-TS-EK-AB/545235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4">
            <text:p>4</text:p>
          </table:table-cell>
          <table:table-cell table:style-name="ce31" office:value-type="float" office:value="108.67">
            <text:p>$108.67</text:p>
          </table:table-cell>
          <table:table-cell table:style-name="ce2" office:value-type="string">
            <text:p>cad</text:p>
          </table:table-cell>
          <table:table-cell table:number-columns-repeated="2" table:style-name="ce33" office:value-type="date" office:date-value="2020-02-06">
            <text:p>2020-02-06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13</text:p>
          </table:table-cell>
          <table:table-cell table:style-name="ce2" office:value-type="string">
            <text:p>[ELEC] - sensor AS5147 {right-angle header pins on label side}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18"/>
          <table:table-cell table:style-name="ce24" table:formula="of:=SUMIF([$#REF!.$B$2:.$B$283];[.$A54];[$#REF!.$C$2])" office:value-type="float" office:value="0">
            <text:p>#REF!</text:p>
          </table:table-cell>
          <table:table-cell table:style-name="ce2" office:value-type="string">
            <text:p>https://www.digikey.ca/en/products/detail/ams/AS5147-TS-EK-AB/5452350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14</text:p>
          </table:table-cell>
          <table:table-cell table:style-name="ce2" office:value-type="string">
            <text:p>[ELEC] - sensor AS5147 {right-angle header pins on chip side}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18"/>
          <table:table-cell table:style-name="ce24" table:formula="of:=SUMIF([$#REF!.$B$2:.$B$283];[.$A55];[$#REF!.$C$2])" office:value-type="float" office:value="0">
            <text:p>#REF!</text:p>
          </table:table-cell>
          <table:table-cell table:style-name="ce2" office:value-type="string">
            <text:p>https://www.digikey.ca/en/products/detail/ams/AS5147-TS-EK-AB/5452350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18</text:p>
          </table:table-cell>
          <table:table-cell table:style-name="ce2" office:value-type="string">
            <text:p>[RAW] - Screw Terminal 4P-3.5mm</text:p>
          </table:table-cell>
          <table:table-cell table:style-name="ce2"/>
          <table:table-cell table:style-name="ce2" office:value-type="string">
            <text:p>electrical conn</text:p>
          </table:table-cell>
          <table:table-cell table:style-name="ce2" office:value-type="float" office:value="6">
            <text:p>6</text:p>
          </table:table-cell>
          <table:table-cell table:style-name="ce18"/>
          <table:table-cell table:style-name="ce24" table:formula="of:=SUMIF([$#REF!.$B$2:.$B$283];[.$A56];[$#REF!.$C$2])" office:value-type="float" office:value="0">
            <text:p>#REF!</text:p>
          </table:table-cell>
          <table:table-cell table:style-name="ce2" office:value-type="string">
            <text:p>https://www.aliexpress.com/item/32981258851.html?spm=a2g0o.productlist.0.0.63a9e395DTnaam&amp;algo_pvid=d6a7805b-a6b2-4dd1-a81c-090db14f0c6e&amp;algo_expid=d6a7805b-a6b2-4dd1-a81c-090db14f0c6e-0&amp;btsid=d8403c24-01f1-4541-a7a4-154a4623c30e&amp;ws_ab_test=searchweb0_0,searchweb201602_2,searchweb201603_5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19</text:p>
          </table:table-cell>
          <table:table-cell table:style-name="ce2" office:value-type="string">
            <text:p>[RAW] - Screw Terminal 8p-2.54mm</text:p>
          </table:table-cell>
          <table:table-cell table:style-name="ce2"/>
          <table:table-cell table:style-name="ce2" office:value-type="string">
            <text:p>electrical conn</text:p>
          </table:table-cell>
          <table:table-cell table:style-name="ce2" office:value-type="float" office:value="6">
            <text:p>6</text:p>
          </table:table-cell>
          <table:table-cell table:style-name="ce18"/>
          <table:table-cell table:style-name="ce24" table:formula="of:=SUMIF([$#REF!.$B$2:.$B$283];[.$A57];[$#REF!.$C$2])" office:value-type="float" office:value="0">
            <text:p>#REF!</text:p>
          </table:table-cell>
          <table:table-cell table:style-name="ce28" office:value-type="string">
            <text:p><text:a xlink:href="https://www.aliexpress.com/item/32939185688.html?spm=a2g0o.productlist.0.0.27c7561agAuZKu&amp;algo_pvid=e673f65b-5bbe-444c-a469-8e41101bc236&amp;algo_expid=e673f65b-5bbe-444c-a469-8e41101bc236-0&amp;btsid=6873d601-a963-47dc-b769-d987bc27dc5a&amp;ws_ab_test=searchweb0_0,searchweb201602_2,searchweb201603_52">https://www.aliexpress.com/item/32939185688.html?spm=a2g0o.productlist.0.0.27c7561agAuZKu&amp;algo_pvid=e673f65b-5bbe-444c-a469-8e41101bc236&amp;algo_expid=e673f65b-5bbe-444c-a469-8e41101bc236-0&amp;btsid=6873d601-a963-47dc-b769-d987bc27dc5a&amp;ws_ab_test=searchweb0_0,searchweb201602_2,searchweb201603_52</text:a></text:p>
          </table:table-cell>
          <table:table-cell table:style-name="ce10" office:value-type="string">
            <text:p><text:a xlink:href="https://www.digikey.ca/en/products/detail/on-shore-technology-inc/OSTVN08A150/1588868">https://www.digikey.ca/en/products/detail/on-shore-technology-inc/OSTVN08A150/1588868</text:a>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1">
            <text:p>1</text:p>
          </table:table-cell>
          <table:table-cell table:style-name="ce31" office:value-type="float" office:value="10.16">
            <text:p>$10.16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13">
            <text:p>2020-03-13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21</text:p>
          </table:table-cell>
          <table:table-cell table:style-name="ce2" office:value-type="string">
            <text:p>[RAW] - Screw Terminal 4p-2.54mm</text:p>
          </table:table-cell>
          <table:table-cell table:style-name="ce2"/>
          <table:table-cell table:style-name="ce2" office:value-type="string">
            <text:p>electrical conn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58];[$#REF!.$C$2])" office:value-type="float" office:value="0">
            <text:p>#REF!</text:p>
          </table:table-cell>
          <table:table-cell table:style-name="ce2" office:value-type="string">
            <text:p>https://www.aliexpress.com/item/32939185688.html?spm=a2g0o.productlist.0.0.27c7561agAuZKu&amp;algo_pvid=e673f65b-5bbe-444c-a469-8e41101bc236&amp;algo_expid=e673f65b-5bbe-444c-a469-8e41101bc236-0&amp;btsid=6873d601-a963-47dc-b769-d987bc27dc5a&amp;ws_ab_test=searchweb0_0,searchweb201602_2,searchweb201603_5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22</text:p>
          </table:table-cell>
          <table:table-cell table:style-name="ce2" office:value-type="string">
            <text:p>[RAW] - Screw Terminal 2P-5mm</text:p>
          </table:table-cell>
          <table:table-cell table:style-name="ce2"/>
          <table:table-cell table:style-name="ce2" office:value-type="string">
            <text:p>electrical conn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59];[$#REF!.$C$2])" office:value-type="float" office:value="0">
            <text:p>#REF!</text:p>
          </table:table-cell>
          <table:table-cell table:style-name="ce2" office:value-type="string">
            <text:p>https://www.aliexpress.com/item/32799616010.html?spm=a2g0o.productlist.0.0.18e96e655O2z71&amp;algo_pvid=9c8bf561-9935-4ad5-9f7c-bfad9b3f587b&amp;algo_expid=9c8bf561-9935-4ad5-9f7c-bfad9b3f587b-0&amp;btsid=872e0478-b155-4313-86b8-7fdba6da5038&amp;ws_ab_test=searchweb0_0,searchweb201602_2,searchweb201603_5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23</text:p>
          </table:table-cell>
          <table:table-cell table:style-name="ce2" office:value-type="string">
            <text:p>[RAW] - ROCKER SWITCH W/ IEC SOCKET &amp; FUSE HOLDER (SCREW)</text:p>
          </table:table-cell>
          <table:table-cell table:style-name="ce10" office:value-type="string">
            <text:p><text:a xlink:href="https://imgur.com/jIWw7tJ">https://imgur.com/jIWw7tJ</text:a>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60];[$#REF!.$C$2])" office:value-type="float" office:value="0">
            <text:p>#REF!</text:p>
          </table:table-cell>
          <table:table-cell table:style-name="ce2" office:value-type="string">
            <text:p>https://www.aliexpress.com/item/32957627591.html?spm=a2g0o.productlist.0.0.4afa4974ZRXeRR&amp;algo_pvid=98b09566-d4fe-4bbc-b9fc-1ef75f7f5746&amp;algo_expid=98b09566-d4fe-4bbc-b9fc-1ef75f7f5746-2&amp;btsid=87b50780-874c-4940-8fb2-470dc2ca8cab&amp;ws_ab_test=searchweb0_0,searchweb201602_2,searchweb201603_52</text:p>
          </table:table-cell>
          <table:table-cell table:style-name="ce2"/>
          <table:table-cell table:number-columns-repeated="3" table:style-name="ce2" office:value-type="float" office:value="1">
            <text:p>1</text:p>
          </table:table-cell>
          <table:table-cell table:style-name="ce31" office:value-type="float" office:value="2.17">
            <text:p>$2.17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4-04">
            <text:p>2020-04-04</text:p>
          </table:table-cell>
          <table:table-cell table:style-name="ce33" office:value-type="date" office:date-value="2020-04-09">
            <text:p>2020-04-09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24</text:p>
          </table:table-cell>
          <table:table-cell table:style-name="ce2" office:value-type="string">
            <text:p>[ELEC] - Power Supply 24V-20A</text:p>
          </table:table-cell>
          <table:table-cell table:style-name="ce10" office:value-type="string">
            <text:p><text:a xlink:href="https://imgur.com/Z2UQoKd">https://imgur.com/Z2UQoKd</text:a>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61];[$#REF!.$C$2])" office:value-type="float" office:value="0">
            <text:p>#REF!</text:p>
          </table:table-cell>
          <table:table-cell table:style-name="ce2" office:value-type="string">
            <text:p>https://www.aliexpress.com/item/33024871217.html?spm=a2g0o.productlist.0.0.524237b6qTp1Sa&amp;algo_pvid=aea26482-3ad4-4f46-af61-c4603ac7f9aa&amp;algo_expid=aea26482-3ad4-4f46-af61-c4603ac7f9aa-20&amp;btsid=c2c82323-f857-4085-8ace-3727081d9c89&amp;ws_ab_test=searchweb0_0,searchweb201602_2,searchweb201603_52968311.html?gmcCountry=CA&amp;currency=CAD&amp;createTmp=1&amp;utm_source=googleshopping&amp;utm_medium=cpc_union&amp;utm_content=2zou&amp;utm_campaign=ssc-ca-en-all&amp;gclid=Cj0KCQiAnNXiBRCoARIsAJe_1cquzeeteccZaRbpcQtHafI34Xow8Oj0PCIbMsVdeoIMd1q5ebAxMIQaAganEALw_wcB&amp;cur_warehouse=CN</text:p>
          </table:table-cell>
          <table:table-cell table:style-name="ce2"/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24v20,.8a500w</text:p>
          </table:table-cell>
          <table:table-cell table:style-name="ce31" office:value-type="float" office:value="29.8">
            <text:p>$29.80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24">
            <text:p>2020-02-24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25</text:p>
          </table:table-cell>
          <table:table-cell table:style-name="ce2" office:value-type="string">
            <text:p>[RAW] - PCB PanelAdpater</text:p>
          </table:table-cell>
          <table:table-cell table:style-name="ce10" office:value-type="string">
            <text:p><text:a xlink:href="https://imgur.com/q5Lh6uE">https://imgur.com/q5Lh6uE</text:a>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18"/>
          <table:table-cell table:style-name="ce24" table:formula="of:=SUMIF([$#REF!.$B$2:.$B$283];[.$A62];[$#REF!.$C$2])" office:value-type="float" office:value="0">
            <text:p>#REF!</text:p>
          </table:table-cell>
          <table:table-cell table:style-name="ce2" office:value-type="string">
            <text:p>https://oshpark.com/projects/Xrd8Wjid/order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26</text:p>
          </table:table-cell>
          <table:table-cell table:style-name="ce2" office:value-type="string">
            <text:p>[RAW] - PCB MegaShield </text:p>
          </table:table-cell>
          <table:table-cell table:style-name="ce10" office:value-type="string">
            <text:p><text:a xlink:href="https://imgur.com/dRTLl7Z">https://imgur.com/dRTLl7Z</text:a>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63];[$#REF!.$C$2])" office:value-type="float" office:value="0">
            <text:p>#REF!</text:p>
          </table:table-cell>
          <table:table-cell table:style-name="ce2" office:value-type="string">
            <text:p>https://oshpark.com/projects/pKP4QArV/order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27</text:p>
          </table:table-cell>
          <table:table-cell table:style-name="ce2" office:value-type="string">
            <text:p>[ELEC] - USB-B M/F Panel Mount Extension</text:p>
          </table:table-cell>
          <table:table-cell table:style-name="ce12" office:value-type="string">
            <text:p><text:a xlink:href="https://imgur.com/UnHMrv1">https://imgur.com/UnHMrv1</text:a></text:p>
          </table:table-cell>
          <table:table-cell table:style-name="ce2" office:value-type="string">
            <text:p>electrical wire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64];[$#REF!.$C$2])" office:value-type="float" office:value="0">
            <text:p>#REF!</text:p>
          </table:table-cell>
          <table:table-cell table:style-name="ce2" office:value-type="string">
            <text:p>https://www.aliexpress.com/item/32862578019.html?spm=a2g0o.productlist.0.0.142a3855vOJwrc&amp;algo_pvid=023a224d-d806-4503-b39f-720d712145c2&amp;algo_expid=023a224d-d806-4503-b39f-720d712145c2-10&amp;btsid=1dfa9bd0-a476-459f-b381-a5441b498501&amp;ws_ab_test=searchweb0_0,searchweb201602_2,searchweb201603_52</text:p>
          </table:table-cell>
          <table:table-cell table:style-name="ce2"/>
          <table:table-cell table:number-columns-repeated="3" table:style-name="ce2" office:value-type="float" office:value="1">
            <text:p>1</text:p>
          </table:table-cell>
          <table:table-cell table:style-name="ce31" office:value-type="float" office:value="1.62">
            <text:p>$1.62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4-04">
            <text:p>2020-04-04</text:p>
          </table:table-cell>
          <table:table-cell table:style-name="ce33" office:value-type="date" office:date-value="2020-04-09">
            <text:p>2020-04-09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28</text:p>
          </table:table-cell>
          <table:table-cell table:style-name="ce2" office:value-type="string">
            <text:p>[RAW] - NPN Transistor 2N2222A</text:p>
          </table:table-cell>
          <table:table-cell table:style-name="ce2" table:number-columns-repeated="2"/>
          <table:table-cell table:style-name="ce2" office:value-type="float" office:value="9">
            <text:p>9</text:p>
          </table:table-cell>
          <table:table-cell table:style-name="ce18"/>
          <table:table-cell table:style-name="ce24" table:formula="of:=SUMIF([$#REF!.$B$2:.$B$283];[.$A65];[$#REF!.$C$2])" office:value-type="float" office:value="0">
            <text:p>#REF!</text:p>
          </table:table-cell>
          <table:table-cell table:style-name="ce2" office:value-type="string">
            <text:p>https://leeselectronic.com/en/product/717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29</text:p>
          </table:table-cell>
          <table:table-cell table:style-name="ce2" office:value-type="string">
            <text:p>[RAW] - Voltage Regulator MP1584EN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18"/>
          <table:table-cell table:style-name="ce24" table:formula="of:=SUMIF([$#REF!.$B$2:.$B$283];[.$A66];[$#REF!.$C$2])" office:value-type="float" office:value="0">
            <text:p>#REF!</text:p>
          </table:table-cell>
          <table:table-cell table:style-name="ce2" office:value-type="string">
            <text:p>https://www.aliexpress.com/item/32898137328.html?spm=a2g0o.productlist.0.0.5e1f3d2aHd7NvS&amp;algo_pvid=b3815d07-e402-4fd7-ac7a-e46e84f5fe47&amp;algo_expid=b3815d07-e402-4fd7-ac7a-e46e84f5fe47-0&amp;btsid=340e9171-4c83-4b39-9c52-0b7768fe2a83&amp;ws_ab_test=searchweb0_0,searchweb201602_2,searchweb201603_5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30</text:p>
          </table:table-cell>
          <table:table-cell table:style-name="ce2" office:value-type="string">
            <text:p>[ELEC] - magnet 8x2.5mm neodynium</text:p>
          </table:table-cell>
          <table:table-cell table:style-name="ce10" office:value-type="string">
            <text:p><text:a xlink:href="https://imgur.com/sKfHzqC">https://imgur.com/sKfHzqC</text:a>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18"/>
          <table:table-cell table:style-name="ce24" table:formula="of:=SUMIF([$#REF!.$B$2:.$B$283];[.$A67];[$#REF!.$C$2])" office:value-type="float" office:value="0">
            <text:p>#REF!</text:p>
          </table:table-cell>
          <table:table-cell table:style-name="ce2" office:value-type="string">
            <text:p>Comes with AS5147 </text:p>
          </table:table-cell>
          <table:table-cell table:style-name="ce2" table:number-columns-repeated="6"/>
          <table:table-cell table:number-columns-repeated="2" table:style-name="ce33" office:value-type="date" office:date-value="2020-02-06">
            <text:p>2020-02-06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35</text:p>
          </table:table-cell>
          <table:table-cell table:style-name="ce2" office:value-type="string">
            <text:p>[ELEC] - D-SUB F-Conn IDC DC-37</text:p>
          </table:table-cell>
          <table:table-cell table:style-name="ce10" office:value-type="string">
            <text:p><text:a xlink:href="https://imgur.com/c1Dago8">https://imgur.com/c1Dago8</text:a></text:p>
          </table:table-cell>
          <table:table-cell table:style-name="ce2" office:value-type="string">
            <text:p>electrical conn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68];[$#REF!.$C$2])" office:value-type="float" office:value="0">
            <text:p>#REF!</text:p>
          </table:table-cell>
          <table:table-cell table:style-name="ce2" office:value-type="string">
            <text:p>https://www.aliexpress.com/item/32975383933.html?spm=a2g0o.productlist.0.0.36667c11b2yZwk&amp;algo_pvid=19507188-3985-43f8-9168-9f9f3b0a20aa&amp;algo_expid=19507188-3985-43f8-9168-9f9f3b0a20aa-0&amp;btsid=4f9c055e-0559-4325-aee6-2d5a9c3109f2&amp;ws_ab_test=searchweb0_0,searchweb201602_2,searchweb201603_52</text:p>
          </table:table-cell>
          <table:table-cell table:style-name="ce10" office:value-type="string">
            <text:p><text:a xlink:href="https://www.digikey.ca/en/products/detail/cw-industries/CWR-281-37-0000/59402">https://www.digikey.ca/en/products/detail/cw-industries/CWR-281-37-0000/59402</text:a></text:p>
          </table:table-cell>
          <table:table-cell table:style-name="ce2" table:number-columns-repeated="5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36</text:p>
          </table:table-cell>
          <table:table-cell table:style-name="ce2" office:value-type="string">
            <text:p>[RAW] - D-SUB F-Conn right-angle DC-37</text:p>
          </table:table-cell>
          <table:table-cell table:style-name="ce10" office:value-type="string">
            <text:p><text:a xlink:href="https://imgur.com/c1Dago8">https://imgur.com/c1Dago8</text:a></text:p>
          </table:table-cell>
          <table:table-cell table:style-name="ce2" office:value-type="string">
            <text:p>electrical conn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69];[$#REF!.$C$2])" office:value-type="float" office:value="0">
            <text:p>#REF!</text:p>
          </table:table-cell>
          <table:table-cell table:style-name="ce2" office:value-type="string">
            <text:p>https://www.aliexpress.com/item/32507743539.html?spm=a2g0o.productlist.0.0.7b48401eZgBAZR&amp;algo_pvid=aa80cf71-0cb4-45b0-9411-2feef24d3405&amp;algo_expid=aa80cf71-0cb4-45b0-9411-2feef24d3405-0&amp;btsid=2fd43fef-7508-46a2-84a5-b8be02311a5e&amp;ws_ab_test=searchweb0_0,searchweb201602_2,searchweb201603_5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37</text:p>
          </table:table-cell>
          <table:table-cell table:style-name="ce2" office:value-type="string">
            <text:p>[ELEC] - D-SUB M/M 1m Cable DC-37</text:p>
          </table:table-cell>
          <table:table-cell table:style-name="ce10" office:value-type="string">
            <text:p><text:a xlink:href="https://imgur.com/WCuU4bf">https://imgur.com/WCuU4bf</text:a></text:p>
          </table:table-cell>
          <table:table-cell table:style-name="ce2" office:value-type="string">
            <text:p>electrical wire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70];[$#REF!.$C$2])" office:value-type="float" office:value="0">
            <text:p>#REF!</text:p>
          </table:table-cell>
          <table:table-cell table:style-name="ce2" office:value-type="string">
            <text:p>https://www.aliexpress.com/item/4000107157121.html?spm=a2g0o.productlist.0.0.508d639fRvCKIn&amp;algo_pvid=240f8a9e-0b9c-4eef-8c82-0c21c632e510&amp;algo_expid=240f8a9e-0b9c-4eef-8c82-0c21c632e510-0&amp;btsid=c6e22b11-64b6-4f6d-9e03-9fd168ba7a91&amp;ws_ab_test=searchweb0_0,searchweb201602_2,searchweb201603_52</text:p>
          </table:table-cell>
          <table:table-cell table:style-name="ce2"/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1.5m M/M</text:p>
          </table:table-cell>
          <table:table-cell table:style-name="ce31" office:value-type="float" office:value="5.55">
            <text:p>$5.55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12">
            <text:p>2020-03-12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38</text:p>
          </table:table-cell>
          <table:table-cell table:style-name="ce2" office:value-type="string">
            <text:p>[ELEC] - Stepper Driver DM556T</text:p>
          </table:table-cell>
          <table:table-cell table:style-name="ce10" office:value-type="string">
            <text:p><text:a xlink:href="https://imgur.com/uFXRD0P">https://imgur.com/uFXRD0P</text:a>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71];[$#REF!.$C$2])" office:value-type="float" office:value="0">
            <text:p>#REF!</text:p>
          </table:table-cell>
          <table:table-cell table:style-name="ce2" office:value-type="string">
            <text:p>https://www.omc-stepperonline.com/digital-stepper-driver-18~56a-20-50vdc-for-nema-23-24-34-stepper-motor-dm556t.html?search=dm556T</text:p>
          </table:table-cell>
          <table:table-cell table:style-name="ce2"/>
          <table:table-cell table:number-columns-repeated="3" table:style-name="ce2" office:value-type="float" office:value="1">
            <text:p>1</text:p>
          </table:table-cell>
          <table:table-cell table:style-name="ce31" office:value-type="float" office:value="38.16">
            <text:p>$38.16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37" office:value-type="date" office:date-value="2020-03-04">
            <text:p>2020-03-04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39</text:p>
          </table:table-cell>
          <table:table-cell table:style-name="ce2" office:value-type="string">
            <text:p>[ELEC] - Stepper Driver DM542T</text:p>
          </table:table-cell>
          <table:table-cell table:style-name="ce10" office:value-type="string">
            <text:p><text:a xlink:href="https://imgur.com/FjPGjfd">https://imgur.com/FjPGjfd</text:a>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18"/>
          <table:table-cell table:style-name="ce24" table:formula="of:=SUMIF([$#REF!.$B$2:.$B$283];[.$A72];[$#REF!.$C$2])" office:value-type="float" office:value="0">
            <text:p>#REF!</text:p>
          </table:table-cell>
          <table:table-cell table:style-name="ce2" office:value-type="string">
            <text:p>https://www.omc-stepperonline.com/digital-stepper-driver-10-42a-20-50vdc-for-nema-17-23-24-stepper-motor-dm542t.html?search=dm542</text:p>
          </table:table-cell>
          <table:table-cell table:style-name="ce2"/>
          <table:table-cell table:number-columns-repeated="3" table:style-name="ce2" office:value-type="float" office:value="1">
            <text:p>1</text:p>
          </table:table-cell>
          <table:table-cell table:style-name="ce31" office:value-type="float" office:value="32.29">
            <text:p>$32.29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37" office:value-type="date" office:date-value="2020-03-04">
            <text:p>2020-03-04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40</text:p>
          </table:table-cell>
          <table:table-cell table:style-name="ce2" office:value-type="string">
            <text:p>[ELEC] - Stepper Driver DM320T</text:p>
          </table:table-cell>
          <table:table-cell table:style-name="ce10" office:value-type="string">
            <text:p><text:a xlink:href="https://imgur.com/IgUOxMS">https://imgur.com/IgUOxMS</text:a>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18"/>
          <table:table-cell table:style-name="ce24" table:formula="of:=SUMIF([$#REF!.$B$2:.$B$283];[.$A73];[$#REF!.$C$2])" office:value-type="float" office:value="0">
            <text:p>#REF!</text:p>
          </table:table-cell>
          <table:table-cell table:style-name="ce2" office:value-type="string">
            <text:p>https://www.omc-stepperonline.com/digital-stepper-driver-03-22a-18-30vdc-for-nema-8-11-14-16-17-stepper-motor-dm320t.html?search=dm320t</text:p>
          </table:table-cell>
          <table:table-cell table:style-name="ce2"/>
          <table:table-cell table:number-columns-repeated="3" table:style-name="ce2" office:value-type="float" office:value="1">
            <text:p>1</text:p>
          </table:table-cell>
          <table:table-cell table:style-name="ce31" office:value-type="float" office:value="20.55">
            <text:p>$20.55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37" office:value-type="date" office:date-value="2020-03-04">
            <text:p>2020-03-04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41</text:p>
          </table:table-cell>
          <table:table-cell table:style-name="ce2" office:value-type="string">
            <text:p>[ELEC] - Aviation GX16-8p Cable F/F - [1000mm]</text:p>
          </table:table-cell>
          <table:table-cell table:style-name="ce13" office:value-type="string">
            <text:p><text:a xlink:href="https://imgur.com/eAqFwsP">https://imgur.com/eAqFwsP</text:a></text:p>
          </table:table-cell>
          <table:table-cell table:style-name="ce2" office:value-type="string">
            <text:p>electrical wire</text:p>
          </table:table-cell>
          <table:table-cell table:style-name="ce2" office:value-type="float" office:value="4">
            <text:p>4</text:p>
          </table:table-cell>
          <table:table-cell table:style-name="ce18"/>
          <table:table-cell table:style-name="ce24" table:formula="of:=SUMIF([$#REF!.$B$2:.$B$283];[.$A74];[$#REF!.$C$2])" office:value-type="float" office:value="0">
            <text:p>#REF!</text:p>
          </table:table-cell>
          <table:table-cell table:style-name="ce2" office:value-type="string">
            <text:p>https://www.aliexpress.com/item/32840461595.html?spm=2114.12010612.8148356.41.33fb6dccKnZkSS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4">
            <text:p>4</text:p>
          </table:table-cell>
          <table:table-cell table:style-name="ce31" office:value-type="float" office:value="82.15">
            <text:p>$82.15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10">
            <text:p>2020-03-10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42</text:p>
          </table:table-cell>
          <table:table-cell table:style-name="ce2" office:value-type="string">
            <text:p>[RAW] - Aviation GX16-8p Plug</text:p>
          </table:table-cell>
          <table:table-cell table:style-name="ce10" office:value-type="string">
            <text:p><text:a xlink:href="https://imgur.com/E9g45bx">https://imgur.com/E9g45bx</text:a></text:p>
          </table:table-cell>
          <table:table-cell table:style-name="ce2" office:value-type="string">
            <text:p>electrical conn</text:p>
          </table:table-cell>
          <table:table-cell table:style-name="ce2" office:value-type="float" office:value="4">
            <text:p>4</text:p>
          </table:table-cell>
          <table:table-cell table:style-name="ce18"/>
          <table:table-cell table:style-name="ce24" table:formula="of:=SUMIF([$#REF!.$B$2:.$B$283];[.$A75];[$#REF!.$C$2])" office:value-type="float" office:value="0">
            <text:p>#REF!</text:p>
          </table:table-cell>
          <table:table-cell table:style-name="ce2" office:value-type="string">
            <text:p>https://www.aliexpress.com/item/32865925885.html?spm=2114.12010608.0.0.47a735f2P9IyrY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6">
            <text:p>6</text:p>
          </table:table-cell>
          <table:table-cell table:style-name="ce31" office:value-type="float" office:value="5.71">
            <text:p>$5.71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02">
            <text:p>2020-03-02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42</text:p>
          </table:table-cell>
          <table:table-cell table:style-name="ce2" office:value-type="string">
            <text:p>[RAW] - Aviation GX16-8p Plug</text:p>
          </table:table-cell>
          <table:table-cell table:style-name="ce14"/>
          <table:table-cell table:style-name="ce2" office:value-type="string">
            <text:p>electrical conn</text:p>
          </table:table-cell>
          <table:table-cell table:style-name="ce2" office:value-type="float" office:value="4">
            <text:p>4</text:p>
          </table:table-cell>
          <table:table-cell table:style-name="ce19"/>
          <table:table-cell table:style-name="ce24" table:formula="of:=SUMIF([$#REF!.$B$2:.$B$283];[.$A76];[$#REF!.$C$2])" office:value-type="float" office:value="0">
            <text:p>#REF!</text:p>
          </table:table-cell>
          <table:table-cell table:style-name="ce2" office:value-type="string">
            <text:p>https://www.aliexpress.com/item/32865925885.html?spm=2114.12010608.0.0.47a735f2P9IyrY</text:p>
          </table:table-cell>
          <table:table-cell table:style-name="ce2"/>
          <table:table-cell table:style-name="ce14" table:number-columns-repeated="5"/>
          <table:table-cell table:style-name="ce34" table:number-columns-repeated="2"/>
          <table:table-cell table:style-name="ce14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43</text:p>
          </table:table-cell>
          <table:table-cell table:style-name="ce2" office:value-type="string">
            <text:p>[ELEC] - Arduino Mega 2650</text:p>
          </table:table-cell>
          <table:table-cell table:style-name="ce10" office:value-type="string">
            <text:p><text:a xlink:href="https://imgur.com/XMHnerM">https://imgur.com/XMHnerM</text:a>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77];[$#REF!.$C$2])" office:value-type="float" office:value="0">
            <text:p>#REF!</text:p>
          </table:table-cell>
          <table:table-cell table:style-name="ce2" office:value-type="string">
            <text:p>https://www.aliexpress.com/item/32850843888.html?spm=a2g0o.productlist.0.0.72f45872dRH1ht&amp;algo_pvid=6dfc9ca8-30f9-4a95-8314-87a8ce4d6f82&amp;algo_expid=6dfc9ca8-30f9-4a95-8314-87a8ce4d6f82-0&amp;btsid=92952643-c881-4892-be83-046c0013951f&amp;ws_ab_test=searchweb0_0,searchweb201602_2,searchweb201603_53</text:p>
          </table:table-cell>
          <table:table-cell table:style-name="ce2"/>
          <table:table-cell table:number-columns-repeated="3" table:style-name="ce2" office:value-type="float" office:value="1">
            <text:p>1</text:p>
          </table:table-cell>
          <table:table-cell table:style-name="ce31" office:value-type="float" office:value="11.36">
            <text:p>$11.36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27">
            <text:p>2020-02-27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44</text:p>
          </table:table-cell>
          <table:table-cell table:style-name="ce2" office:value-type="string">
            <text:p>[ELEC] - 4x22AWG {M5} - [225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78];[$#REF!.$C$2])" office:value-type="float" office:value="0">
            <text:p>#REF!</text:p>
          </table:table-cell>
          <table:table-cell table:style-name="ce2" office:value-type="string">
            <text:p>https://leeselectronic.com/en/product/2113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45</text:p>
          </table:table-cell>
          <table:table-cell table:style-name="ce2" office:value-type="string">
            <text:p>[ELEC] - 4x22AWG {M4} - [185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79];[$#REF!.$C$2])" office:value-type="float" office:value="0">
            <text:p>#REF!</text:p>
          </table:table-cell>
          <table:table-cell table:style-name="ce2" office:value-type="string">
            <text:p>https://leeselectronic.com/en/product/2113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46</text:p>
          </table:table-cell>
          <table:table-cell table:style-name="ce2" office:value-type="string">
            <text:p>[ELEC] - 4x22AWG {M2} - [200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80];[$#REF!.$C$2])" office:value-type="float" office:value="0">
            <text:p>#REF!</text:p>
          </table:table-cell>
          <table:table-cell table:style-name="ce2" office:value-type="string">
            <text:p>https://leeselectronic.com/en/product/2113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47</text:p>
          </table:table-cell>
          <table:table-cell table:style-name="ce2" office:value-type="string">
            <text:p>[ELEC] - 4x22AWG {M0/1} - [210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2">
            <text:p>2</text:p>
          </table:table-cell>
          <table:table-cell table:style-name="ce18"/>
          <table:table-cell table:style-name="ce24" table:formula="of:=SUMIF([$#REF!.$B$2:.$B$283];[.$A81];[$#REF!.$C$2])" office:value-type="float" office:value="0">
            <text:p>#REF!</text:p>
          </table:table-cell>
          <table:table-cell table:style-name="ce2" office:value-type="string">
            <text:p>https://leeselectronic.com/en/product/2113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48</text:p>
          </table:table-cell>
          <table:table-cell table:style-name="ce2" office:value-type="string">
            <text:p>[ELEC] - 4x22AWG {M3} - [165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82];[$#REF!.$C$2])" office:value-type="float" office:value="0">
            <text:p>#REF!</text:p>
          </table:table-cell>
          <table:table-cell table:style-name="ce2" office:value-type="string">
            <text:p>https://leeselectronic.com/en/product/2113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49</text:p>
          </table:table-cell>
          <table:table-cell table:style-name="ce2" office:value-type="string">
            <text:p>[SUB] - 2x18AWG {Switch Jumper} - [65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83];[$#REF!.$C$2])" office:value-type="float" office:value="0">
            <text:p>#REF!</text:p>
          </table:table-cell>
          <table:table-cell table:style-name="ce2" office:value-type="string">
            <text:p>https://leeselectronic.com/en/product/2118182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50</text:p>
          </table:table-cell>
          <table:table-cell table:style-name="ce2" office:value-type="string">
            <text:p>[ELEC] - 2x22AWG {PSU - Small Drivers} - [335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84];[$#REF!.$C$2])" office:value-type="float" office:value="0">
            <text:p>#REF!</text:p>
          </table:table-cell>
          <table:table-cell table:style-name="ce2" office:value-type="string">
            <text:p>https://leeselectronic.com/en/product/2230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51</text:p>
          </table:table-cell>
          <table:table-cell table:style-name="ce2" office:value-type="string">
            <text:p>[ELEC] - 2x22AWG {PSU - Arduino} - [420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85];[$#REF!.$C$2])" office:value-type="float" office:value="0">
            <text:p>#REF!</text:p>
          </table:table-cell>
          <table:table-cell table:style-name="ce2" office:value-type="string">
            <text:p>https://leeselectronic.com/en/product/2230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52</text:p>
          </table:table-cell>
          <table:table-cell table:style-name="ce2" office:value-type="string">
            <text:p>[ELEC] - 2x18AWG {PSU - Big Drivers} - [160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86];[$#REF!.$C$2])" office:value-type="float" office:value="0">
            <text:p>#REF!</text:p>
          </table:table-cell>
          <table:table-cell table:style-name="ce2" office:value-type="string">
            <text:p>https://leeselectronic.com/en/product/2118182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54</text:p>
          </table:table-cell>
          <table:table-cell table:style-name="ce2" office:value-type="string">
            <office:annotation draw:style-name="gr1" draw:text-style-name="P1" svg:width="11.237cm" svg:height="2.619cm" svg:x="15.958cm" svg:y="49.317cm" draw:caption-point-x="-0.466cm" draw:caption-point-y="-0.991cm">
              <dc:date>2020-08-25T00:00:00</dc:date>
              <text:p text:style-name="P1"><text:span text:style-name="T1">guage missing</text:span></text:p>
              <text:p text:style-name="P1"><text:span text:style-name="T1"><text:tab/></text:span><text:span text:style-name="T1">-Dan Royer</text:span></text:p>
              <text:p text:style-name="P1"><text:span text:style-name="T1">online, they are just called power cord</text:span></text:p>
              <text:p text:style-name="P1"><text:span text:style-name="T1"><text:tab/></text:span><text:span text:style-name="T1">-Jin Han</text:span></text:p>
            </office:annotation>
            <text:p>[RAW] - 3x16AWG Power Cord - 365mm {Switch to PSU}</text:p>
          </table:table-cell>
          <table:table-cell table:style-name="ce2"/>
          <table:table-cell table:style-name="ce3" office:value-type="string">
            <text:p>electrical wire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87];[$#REF!.$C$2])" office:value-type="float" office:value="0">
            <text:p>#REF!</text:p>
          </table:table-cell>
          <table:table-cell table:style-name="ce10" office:value-type="string">
            <text:p><text:a xlink:href="https://leeselectronic.com/en/product/27773.html">https://leeselectronic.com/en/product/27773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55</text:p>
          </table:table-cell>
          <table:table-cell table:style-name="ce2" office:value-type="string">
            <text:p>[ELEC] - 6-pin Ribbon Cable F/O - Brown to Blue {sensor 2 Elbow} - [890mm]</text:p>
          </table:table-cell>
          <table:table-cell table:style-name="ce3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20"/>
          <table:table-cell table:style-name="ce24" table:formula="of:=SUMIF([$#REF!.$B$2:.$B$283];[.$A88];[$#REF!.$C$2])" office:value-type="float" office:value="0">
            <text:p>#REF!</text:p>
          </table:table-cell>
          <table:table-cell table:style-name="ce2" office:value-type="string">
            <text:p>https://leeselectronic.com/en/product/2287.html</text:p>
          </table:table-cell>
          <table:table-cell table:style-name="ce2"/>
          <table:table-cell table:number-columns-repeated="7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56</text:p>
          </table:table-cell>
          <table:table-cell table:style-name="ce2" office:value-type="string">
            <text:p>[ELEC] - 6-pin Ribbon Cable F/O - Brown to Blue {sensor 1 Shoulder} - [365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89];[$#REF!.$C$2])" office:value-type="float" office:value="0">
            <text:p>#REF!</text:p>
          </table:table-cell>
          <table:table-cell table:style-name="ce2" office:value-type="string">
            <text:p>https://leeselectronic.com/en/product/2287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57</text:p>
          </table:table-cell>
          <table:table-cell table:style-name="ce2" office:value-type="string">
            <text:p>[ELEC] - 6-pin Ribbon Cable F/F - Brown to Blue {sensor 5 Hand Ext.} - [210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90];[$#REF!.$C$2])" office:value-type="float" office:value="0">
            <text:p>#REF!</text:p>
          </table:table-cell>
          <table:table-cell table:style-name="ce2" office:value-type="string">
            <text:p>https://leeselectronic.com/en/product/2287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58</text:p>
          </table:table-cell>
          <table:table-cell table:style-name="ce2" office:value-type="string">
            <text:p>[ELEC] - 6-pin Ribbon Cable F/O - Brown to Blue {sensor 4 Wrist} - [1520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20"/>
          <table:table-cell table:style-name="ce24" table:formula="of:=SUMIF([$#REF!.$B$2:.$B$283];[.$A91];[$#REF!.$C$2])" office:value-type="float" office:value="0">
            <text:p>#REF!</text:p>
          </table:table-cell>
          <table:table-cell table:style-name="ce2" office:value-type="string">
            <text:p>https://leeselectronic.com/en/product/2287.html</text:p>
          </table:table-cell>
          <table:table-cell table:style-name="ce2"/>
          <table:table-cell table:number-columns-repeated="7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59</text:p>
          </table:table-cell>
          <table:table-cell table:style-name="ce2" office:value-type="string">
            <text:p>[ELEC] - 6-pin Ribbon Cable M/O - Brown to Blue {sensor 5 Hand} - [1470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20"/>
          <table:table-cell table:style-name="ce24" table:formula="of:=SUMIF([$#REF!.$B$2:.$B$283];[.$A92];[$#REF!.$C$2])" office:value-type="float" office:value="0">
            <text:p>#REF!</text:p>
          </table:table-cell>
          <table:table-cell table:style-name="ce2" office:value-type="string">
            <text:p>https://leeselectronic.com/en/product/2287.html</text:p>
          </table:table-cell>
          <table:table-cell table:style-name="ce2"/>
          <table:table-cell table:number-columns-repeated="7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60</text:p>
          </table:table-cell>
          <table:table-cell table:style-name="ce2" office:value-type="string">
            <text:p>[ELEC] - 6-pin Ribbon Cable F/O - Brown to Blue {sensor 0 Anchor} - [145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20"/>
          <table:table-cell table:style-name="ce24" table:formula="of:=SUMIF([$#REF!.$B$2:.$B$283];[.$A93];[$#REF!.$C$2])" office:value-type="float" office:value="0">
            <text:p>#REF!</text:p>
          </table:table-cell>
          <table:table-cell table:style-name="ce2" office:value-type="string">
            <text:p>https://leeselectronic.com/en/product/2287.html</text:p>
          </table:table-cell>
          <table:table-cell table:style-name="ce2"/>
          <table:table-cell table:number-columns-repeated="7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61</text:p>
          </table:table-cell>
          <table:table-cell table:style-name="ce2" office:value-type="string">
            <text:p>[ELEC] - 6-pin Ribbon Cable F/O - Brown to Blue {sensor 3 Ulna} - [1160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94];[$#REF!.$C$2])" office:value-type="float" office:value="0">
            <text:p>#REF!</text:p>
          </table:table-cell>
          <table:table-cell table:style-name="ce2" office:value-type="string">
            <text:p>https://leeselectronic.com/en/product/2287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62</text:p>
          </table:table-cell>
          <table:table-cell table:style-name="ce2" office:value-type="string">
            <text:p>[CNC] - Tube Brass [7/32in x 492mm]</text:p>
          </table:table-cell>
          <table:table-cell table:style-name="ce10" office:value-type="string">
            <text:p><text:a xlink:href="https://imgur.com/Z13f9Rq">https://imgur.com/Z13f9Rq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95];[$#REF!.$C$2])" office:value-type="float" office:value="0">
            <text:p>#REF!</text:p>
          </table:table-cell>
          <table:table-cell table:style-name="ce2" table:number-columns-repeated="2"/>
          <table:table-cell table:number-columns-repeated="3" table:style-name="ce2" office:value-type="float" office:value="1">
            <text:p>1</text:p>
          </table:table-cell>
          <table:table-cell table:style-name="ce31" office:value-type="float" office:value="7.95">
            <text:p>$7.95</text:p>
          </table:table-cell>
          <table:table-cell table:style-name="ce2" office:value-type="string">
            <text:p>cad</text:p>
          </table:table-cell>
          <table:table-cell table:number-columns-repeated="2" table:style-name="ce33" office:value-type="date" office:date-value="2020-02-11">
            <text:p>2020-02-11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63</text:p>
          </table:table-cell>
          <table:table-cell table:style-name="ce5" office:value-type="string">
            <text:p>[CNC] - Tube Brass [7/32in x 25.95mm] {wrist shaft}</text:p>
          </table:table-cell>
          <table:table-cell table:style-name="ce10" office:value-type="string">
            <text:p><text:a xlink:href="https://imgur.com/1g44VEV">https://imgur.com/1g44VEV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96];[$#REF!.$C$2])" office:value-type="float" office:value="0">
            <text:p>#REF!</text:p>
          </table:table-cell>
          <table:table-cell table:style-name="ce2" table:number-columns-repeated="6"/>
          <table:table-cell table:style-name="ce2" office:value-type="string">
            <text:p><text:s/></text:p>
          </table:table-cell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64</text:p>
          </table:table-cell>
          <table:table-cell table:style-name="ce5" office:value-type="string">
            <text:p>[CNC] - Tube Brass [5/16in x 452.6mm]</text:p>
          </table:table-cell>
          <table:table-cell table:style-name="ce10" office:value-type="string">
            <text:p><text:a xlink:href="https://imgur.com/VDGTeUY">https://imgur.com/VDGTeUY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97];[$#REF!.$C$2])" office:value-type="float" office:value="0">
            <text:p>#REF!</text:p>
          </table:table-cell>
          <table:table-cell table:style-name="ce2" table:number-columns-repeated="2"/>
          <table:table-cell table:number-columns-repeated="3" table:style-name="ce2" office:value-type="float" office:value="1">
            <text:p>1</text:p>
          </table:table-cell>
          <table:table-cell table:style-name="ce31" office:value-type="float" office:value="10.99">
            <text:p>$10.99</text:p>
          </table:table-cell>
          <table:table-cell table:style-name="ce2" office:value-type="string">
            <text:p>cad</text:p>
          </table:table-cell>
          <table:table-cell table:number-columns-repeated="2" table:style-name="ce33" office:value-type="date" office:date-value="2020-02-11">
            <text:p>2020-02-11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65</text:p>
          </table:table-cell>
          <table:table-cell table:style-name="ce5" office:value-type="string">
            <text:p>[CNC] - Tube Brass [5/16in x 19.5mm] {hand shaft}</text:p>
          </table:table-cell>
          <table:table-cell table:style-name="ce10" office:value-type="string">
            <text:p><text:a xlink:href="https://imgur.com/DENvd4o">https://imgur.com/DENvd4o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98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66</text:p>
          </table:table-cell>
          <table:table-cell table:style-name="ce5" office:value-type="string">
            <text:p>[CNC] - Tube Brass [3/8in x 76.5mm] {wrist sensor shaft}</text:p>
          </table:table-cell>
          <table:table-cell table:style-name="ce9" office:value-type="string">
            <text:p><text:a xlink:href="https://imgur.com/8zaq0Lm">https://imgur.com/8zaq0Lm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99];[$#REF!.$C$2])" office:value-type="float" office:value="0">
            <text:p>#REF!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31" office:value-type="float" office:value="12.5">
            <text:p>$12.50</text:p>
          </table:table-cell>
          <table:table-cell table:style-name="ce2" office:value-type="string">
            <text:p>cad</text:p>
          </table:table-cell>
          <table:table-cell table:number-columns-repeated="2" table:style-name="ce33" office:value-type="date" office:date-value="2020-02-11">
            <text:p>2020-02-11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67</text:p>
          </table:table-cell>
          <table:table-cell table:style-name="ce5" office:value-type="string">
            <text:p>[CNC] - Tube Brass [3/8in x 396.35mm]</text:p>
          </table:table-cell>
          <table:table-cell table:style-name="ce10" office:value-type="string">
            <text:p><text:a xlink:href="https://imgur.com/YqrMDTm">https://imgur.com/YqrMDTm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00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68</text:p>
          </table:table-cell>
          <table:table-cell table:style-name="ce5" office:value-type="string">
            <text:p>[CNC] - Tube Brass [1/8in x 520mm] {ulna sensor shaft}</text:p>
          </table:table-cell>
          <table:table-cell table:style-name="ce10" office:value-type="string">
            <text:p><text:a xlink:href="https://imgur.com/7tEXEqR">https://imgur.com/7tEXEqR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01];[$#REF!.$C$2])" office:value-type="float" office:value="0">
            <text:p>#REF!</text:p>
          </table:table-cell>
          <table:table-cell table:style-name="ce2" table:number-columns-repeated="2"/>
          <table:table-cell table:number-columns-repeated="3" table:style-name="ce2" office:value-type="float" office:value="1">
            <text:p>1</text:p>
          </table:table-cell>
          <table:table-cell table:style-name="ce31" office:value-type="float" office:value="5.25">
            <text:p>$5.25</text:p>
          </table:table-cell>
          <table:table-cell table:style-name="ce2" office:value-type="string">
            <text:p>cad</text:p>
          </table:table-cell>
          <table:table-cell table:number-columns-repeated="2" table:style-name="ce33" office:value-type="date" office:date-value="2020-02-11">
            <text:p>2020-02-11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69</text:p>
          </table:table-cell>
          <table:table-cell table:style-name="ce5" office:value-type="string">
            <text:p>[CNC] - Tube Brass [1/8in x 35mm] {hand sensor shaft}</text:p>
          </table:table-cell>
          <table:table-cell table:style-name="ce9" office:value-type="string">
            <text:p><text:a xlink:href="https://imgur.com/Fj52HuV">https://imgur.com/Fj52HuV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02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70</text:p>
          </table:table-cell>
          <table:table-cell table:style-name="ce5" office:value-type="string">
            <text:p>[CNC] - Pipe Aluminum [1.375in x 360.25mm]</text:p>
          </table:table-cell>
          <table:table-cell table:style-name="ce9" office:value-type="string">
            <text:p><text:a xlink:href="https://imgur.com/DYVS192">https://imgur.com/DYVS192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03];[$#REF!.$C$2])" office:value-type="float" office:value="0">
            <text:p>#REF!</text:p>
          </table:table-cell>
          <table:table-cell table:style-name="ce2" table:number-columns-repeated="2"/>
          <table:table-cell table:number-columns-repeated="2" table:style-name="ce2" office:value-type="float" office:value="1">
            <text:p>1</text:p>
          </table:table-cell>
          <table:table-cell table:style-name="ce2"/>
          <table:table-cell table:style-name="ce31" office:value-type="float" office:value="23.13">
            <text:p>$23.13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11">
            <text:p>2020-02-11</text:p>
          </table:table-cell>
          <table:table-cell table:style-name="ce33" office:value-type="date" office:date-value="2020-02-12">
            <text:p>2020-02-12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71</text:p>
          </table:table-cell>
          <table:table-cell table:style-name="ce2" office:value-type="string">
            <text:p>[CNC] - Pipe Aluminum [1.375in x 260.25mm]</text:p>
          </table:table-cell>
          <table:table-cell table:style-name="ce9" office:value-type="string">
            <text:p><text:a xlink:href="https://imgur.com/Qf2uR6f">https://imgur.com/Qf2uR6f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04];[$#REF!.$C$2])" office:value-type="float" office:value="0">
            <text:p>#REF!</text:p>
          </table:table-cell>
          <table:table-cell table:style-name="ce2" table:number-columns-repeated="5"/>
          <table:table-cell table:style-name="ce31" office:value-type="float" office:value="16.69">
            <text:p>$16.69</text:p>
          </table:table-cell>
          <table:table-cell table:style-name="ce2" office:value-type="string">
            <text:p>cad</text:p>
          </table:table-cell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72</text:p>
          </table:table-cell>
          <table:table-cell table:style-name="ce2" office:value-type="string">
            <text:p>dowel pin steel 91595A130 - [3x24mm]</text:p>
          </table:table-cell>
          <table:table-cell table:style-name="ce10" office:value-type="string">
            <text:p><text:a xlink:href="https://imgur.com/OpPEaqS">https://imgur.com/OpPEaqS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77">
            <text:p>77</text:p>
          </table:table-cell>
          <table:table-cell table:style-name="ce18"/>
          <table:table-cell table:style-name="ce24" table:formula="of:=SUMIF([$#REF!.$B$2:.$B$283];[.$A105];[$#REF!.$C$2])" office:value-type="float" office:value="0">
            <text:p>#REF!</text:p>
          </table:table-cell>
          <table:table-cell table:style-name="ce2" office:value-type="string">
            <text:p>https://www.aliexpress.com/item/4000176913597.html?spm=a2g0o.productlist.0.0.2a9d19a9ol1BEr&amp;algo_pvid=a09e99ee-12ab-45f9-aa85-1d14ce82ea3f&amp;algo_expid=a09e99ee-12ab-45f9-aa85-1d14ce82ea3f-1&amp;btsid=682440cb-965b-42c5-b220-7a245d870c37&amp;ws_ab_test=searchweb0_0%2Csearchweb201602_4%2Csearchweb201603_53&amp;fbclid=IwAR00yblBu8Tg0pGSZ4ApXRF978o1XyF5AFPTTfB3mwahGHcws8sy5qtIyEg`</text:p>
          </table:table-cell>
          <table:table-cell table:style-name="ce2"/>
          <table:table-cell table:style-name="ce2" office:value-type="float" office:value="25">
            <text:p>25</text:p>
          </table:table-cell>
          <table:table-cell table:number-columns-repeated="2" table:style-name="ce2" office:value-type="float" office:value="4">
            <text:p>4</text:p>
          </table:table-cell>
          <table:table-cell table:style-name="ce31" office:value-type="float" office:value="12.3">
            <text:p>$12.30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11">
            <text:p>2020-03-11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74</text:p>
          </table:table-cell>
          <table:table-cell table:style-name="ce2" office:value-type="string">
            <text:p>[CNC] - Tube Brass [3.5mm x 18.5mm] {GB inner rollers}</text:p>
          </table:table-cell>
          <table:table-cell table:style-name="ce10" office:value-type="string">
            <text:p><text:a xlink:href="https://imgur.com/ebuiq8H">https://imgur.com/ebuiq8H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24">
            <text:p>24</text:p>
          </table:table-cell>
          <table:table-cell table:style-name="ce18"/>
          <table:table-cell table:style-name="ce24" table:formula="of:=SUMIF([$#REF!.$B$2:.$B$283];[.$A106];[$#REF!.$C$2])" office:value-type="float" office:value="0">
            <text:p>#REF!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">
            <text:p>1</text:p>
          </table:table-cell>
          <table:table-cell table:style-name="ce31" office:value-type="float" office:value="4.45">
            <text:p>$4.45</text:p>
          </table:table-cell>
          <table:table-cell table:style-name="ce2" office:value-type="string">
            <text:p>cad</text:p>
          </table:table-cell>
          <table:table-cell table:number-columns-repeated="2" table:style-name="ce33" office:value-type="date" office:date-value="2020-02-11">
            <text:p>2020-02-11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76</text:p>
          </table:table-cell>
          <table:table-cell table:style-name="ce2" office:value-type="string">
            <text:p>[3D] - xSAb-AS5147 SensorAdapter2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3">
            <text:p>3</text:p>
          </table:table-cell>
          <table:table-cell table:style-name="ce18"/>
          <table:table-cell table:style-name="ce24" table:formula="of:=SUMIF([$#REF!.$B$2:.$B$283];[.$A107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79</text:p>
          </table:table-cell>
          <table:table-cell table:style-name="ce2" office:value-type="string">
            <text:p>[3D] - xSAa-AS5147 SensorAdapter1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2">
            <text:p>2</text:p>
          </table:table-cell>
          <table:table-cell table:style-name="ce18"/>
          <table:table-cell table:style-name="ce24" table:formula="of:=SUMIF([$#REF!.$B$2:.$B$283];[.$A108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81</text:p>
          </table:table-cell>
          <table:table-cell table:style-name="ce2" office:value-type="string">
            <text:p>[3D] - 7E-plug wall adapter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09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82</text:p>
          </table:table-cell>
          <table:table-cell table:style-name="ce2" office:value-type="string">
            <text:p>[3D] - 7Db-ArduinoTray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10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83</text:p>
          </table:table-cell>
          <table:table-cell table:style-name="ce2" office:value-type="string">
            <text:p>[3D] - 7Da-ArduinoStandoff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11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84</text:p>
          </table:table-cell>
          <table:table-cell table:style-name="ce2" office:value-type="string">
            <text:p>[3D] - 7C-stepperDriverAdapter 542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12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85</text:p>
          </table:table-cell>
          <table:table-cell table:style-name="ce2" office:value-type="string">
            <text:p>[3D] - 7B-stepperDriverAdapter 556-542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13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86</text:p>
          </table:table-cell>
          <table:table-cell table:style-name="ce2" office:value-type="string">
            <text:p>[3D] - 7A-stepperDriverAdapter 320x3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14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87</text:p>
          </table:table-cell>
          <table:table-cell table:style-name="ce2" office:value-type="string">
            <text:p>[3D] - 6PI-pulleyInterior OUTPUT-64t v12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15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88</text:p>
          </table:table-cell>
          <table:table-cell table:style-name="ce2" office:value-type="string">
            <text:p>[3D] - 6PE-pulleyExterior OUTPUT-63t v7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16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89</text:p>
          </table:table-cell>
          <table:table-cell table:style-name="ce2" office:value-type="string">
            <text:p>[3D] - 6Md-SensorMagHolder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17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90</text:p>
          </table:table-cell>
          <table:table-cell table:style-name="ce2" office:value-type="string">
            <text:p>[3D] - 6Mc-WristMagHolder v7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18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91</text:p>
          </table:table-cell>
          <table:table-cell table:style-name="ce2" office:value-type="string">
            <text:p>[3D] - 6Ea-rotor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19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92</text:p>
          </table:table-cell>
          <table:table-cell table:style-name="ce2" office:value-type="string">
            <text:p>[3D] - 6Ea-rotor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20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93</text:p>
          </table:table-cell>
          <table:table-cell table:style-name="ce2" office:value-type="string">
            <text:p>[3D] - 6Ea-Housing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21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94</text:p>
          </table:table-cell>
          <table:table-cell table:style-name="ce2" office:value-type="string">
            <text:p>[3D] - 6Ea-Housing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22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95</text:p>
          </table:table-cell>
          <table:table-cell table:style-name="ce2" office:value-type="string">
            <text:p>[3D] - 6Ea-eShaft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23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96</text:p>
          </table:table-cell>
          <table:table-cell table:style-name="ce2" office:value-type="string">
            <text:p>[3D] - 6Ea-eShaft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24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97</text:p>
          </table:table-cell>
          <table:table-cell table:style-name="ce2" office:value-type="string">
            <text:p>[3D] - 6Db-BevelGear OUTPUT-20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25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98</text:p>
          </table:table-cell>
          <table:table-cell table:style-name="ce2" office:value-type="string">
            <text:p>[3D] - 6Da-rotor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26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199</text:p>
          </table:table-cell>
          <table:table-cell table:style-name="ce2" office:value-type="string">
            <text:p>[3D] - 6Da-rotor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27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00</text:p>
          </table:table-cell>
          <table:table-cell table:style-name="ce2" office:value-type="string">
            <text:p>[3D] - 6Da-outputDisk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28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01</text:p>
          </table:table-cell>
          <table:table-cell table:style-name="ce2" office:value-type="string">
            <text:p>[3D] - 6Da-outputDisk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29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02</text:p>
          </table:table-cell>
          <table:table-cell table:style-name="ce2" office:value-type="string">
            <text:p>[3D] - 6Da-Housing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30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03</text:p>
          </table:table-cell>
          <table:table-cell table:style-name="ce5" office:value-type="string">
            <text:p>[3D] - 6Da-Housing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31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4" office:value-type="string">
            <text:p>Sixi2-204</text:p>
          </table:table-cell>
          <table:table-cell table:style-name="ce6" office:value-type="string">
            <text:p>[3D] - 6Da-Hand.stl DEPRECATED</text:p>
          </table:table-cell>
          <table:table-cell table:style-name="ce4"/>
          <table:table-cell table:style-name="ce4" office:value-type="string">
            <text:p>3d printed</text:p>
          </table:table-cell>
          <table:table-cell table:style-name="ce4" office:value-type="float" office:value="1">
            <text:p>1</text:p>
          </table:table-cell>
          <table:table-cell table:style-name="ce21"/>
          <table:table-cell table:style-name="ce25" table:formula="of:=SUMIF([$#REF!.$B$2:.$B$283];[.$A132];[$#REF!.$C$2])" office:value-type="float" office:value="0">
            <text:p>#REF!</text:p>
          </table:table-cell>
          <table:table-cell table:style-name="ce4" table:number-columns-repeated="7"/>
          <table:table-cell table:style-name="ce35" table:number-columns-repeated="2"/>
          <table:table-cell table:style-name="ce4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05</text:p>
          </table:table-cell>
          <table:table-cell table:style-name="ce5" office:value-type="string">
            <text:p>[3D] - 6Da-eShaft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33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06</text:p>
          </table:table-cell>
          <table:table-cell table:style-name="ce5" office:value-type="string">
            <text:p>[3D] - 6Da-eShaft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34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07</text:p>
          </table:table-cell>
          <table:table-cell table:style-name="ce5" office:value-type="string">
            <text:p>[3D] - 6Bc-bearingSpacer v3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35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08</text:p>
          </table:table-cell>
          <table:table-cell table:style-name="ce5" office:value-type="string">
            <text:p>[3D] - 6Ba-BevelGear INPUT-20t v13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36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09</text:p>
          </table:table-cell>
          <table:table-cell table:style-name="ce5" office:value-type="string">
            <text:p>[3D] - 6Ae-SensHolder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37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10</text:p>
          </table:table-cell>
          <table:table-cell table:style-name="ce5" office:value-type="string">
            <text:p>[3D] - 6Ad-wristGBDisk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38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11</text:p>
          </table:table-cell>
          <table:table-cell table:style-name="ce5" office:value-type="string">
            <text:p>[3D] - 6Ac-wristGBDisk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39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12</text:p>
          </table:table-cell>
          <table:table-cell table:style-name="ce2" office:value-type="string">
            <text:p>[3D] - 6Ab-Picasso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40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13</text:p>
          </table:table-cell>
          <table:table-cell table:style-name="ce2" office:value-type="string">
            <text:p>[3D] - 6Aa-PicassoBottom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41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14</text:p>
          </table:table-cell>
          <table:table-cell table:style-name="ce2" office:value-type="string">
            <text:p>[3D] - 5PI - pulleyInterior INPUT-64t v7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42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15</text:p>
          </table:table-cell>
          <table:table-cell table:style-name="ce2" office:value-type="string">
            <text:p>[3D] - 5PE - pulleyExterior INPUT-63t v7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43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16</text:p>
          </table:table-cell>
          <table:table-cell table:style-name="ce2" office:value-type="string">
            <text:p>[3D] - 5I - Idler BearingCoverHalf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8">
            <text:p>8</text:p>
          </table:table-cell>
          <table:table-cell table:style-name="ce18"/>
          <table:table-cell table:style-name="ce24" table:formula="of:=SUMIF([$#REF!.$B$2:.$B$283];[.$A144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17</text:p>
          </table:table-cell>
          <table:table-cell table:style-name="ce2" office:value-type="string">
            <text:p>[3D] - 5Bd - outputDisk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45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18</text:p>
          </table:table-cell>
          <table:table-cell table:style-name="ce2" office:value-type="string">
            <text:p>[3D] - 5Bd - outputDiskMID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46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19</text:p>
          </table:table-cell>
          <table:table-cell table:style-name="ce2" office:value-type="string">
            <text:p>[3D] - 5Bd - outputDisk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47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20</text:p>
          </table:table-cell>
          <table:table-cell table:style-name="ce2" office:value-type="string">
            <text:p>[3D] - 5Bc - housingTOP2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48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21</text:p>
          </table:table-cell>
          <table:table-cell table:style-name="ce2" office:value-type="string">
            <text:p>[3D] - 5Bc - housingTOP1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49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22</text:p>
          </table:table-cell>
          <table:table-cell table:style-name="ce2" office:value-type="string">
            <text:p>[3D] - 5Bb - housingMID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50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23</text:p>
          </table:table-cell>
          <table:table-cell table:style-name="ce2" office:value-type="string">
            <text:p>[3D] - 5Ba - housingBOTT2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51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24</text:p>
          </table:table-cell>
          <table:table-cell table:style-name="ce2" office:value-type="string">
            <text:p>[3D] - 5Ba - housingBOTT1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52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25</text:p>
          </table:table-cell>
          <table:table-cell table:style-name="ce2" office:value-type="string">
            <text:p>[3D] - 5B - shaftCA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53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26</text:p>
          </table:table-cell>
          <table:table-cell table:style-name="ce2" office:value-type="string">
            <text:p>[3D] - 5B - rotor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54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27</text:p>
          </table:table-cell>
          <table:table-cell table:style-name="ce2" office:value-type="string">
            <text:p>[3D] - 5B - rotor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55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28</text:p>
          </table:table-cell>
          <table:table-cell table:style-name="ce2" office:value-type="string">
            <text:p>[3D] - 5B - eShaftTOP.stl</text:p>
          </table:table-cell>
          <table:table-cell table:style-name="ce10" office:value-type="string">
            <text:p><text:a xlink:href="https://imgur.com/RXKgI3l">https://imgur.com/RXKgI3l</text:a></text:p>
          </table:table-cell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56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29</text:p>
          </table:table-cell>
          <table:table-cell table:style-name="ce2" office:value-type="string">
            <text:p>[3D] - 5B - eShaftBOTT.stl</text:p>
          </table:table-cell>
          <table:table-cell table:style-name="ce10" office:value-type="string">
            <text:p><text:a xlink:href="https://imgur.com/LiqzP7j">https://imgur.com/LiqzP7j</text:a></text:p>
          </table:table-cell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57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30</text:p>
          </table:table-cell>
          <table:table-cell table:style-name="ce2" office:value-type="string">
            <text:p>[3D] - 5Ac - CableClamp.stl</text:p>
          </table:table-cell>
          <table:table-cell table:style-name="ce10" office:value-type="string">
            <text:p><text:a xlink:href="https://imgur.com/9ks011I">https://imgur.com/9ks011I</text:a></text:p>
          </table:table-cell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58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31</text:p>
          </table:table-cell>
          <table:table-cell table:style-name="ce2" office:value-type="string">
            <text:p>[3D] - 5Ab - UlnaSensRod.stl</text:p>
          </table:table-cell>
          <table:table-cell table:style-name="ce10" office:value-type="string">
            <text:p><text:a xlink:href="https://imgur.com/0YdJMmV">https://imgur.com/0YdJMmV</text:a></text:p>
          </table:table-cell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59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32</text:p>
          </table:table-cell>
          <table:table-cell table:style-name="ce2" office:value-type="string">
            <text:p>[3D] - 5Aa - Fork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60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33</text:p>
          </table:table-cell>
          <table:table-cell table:style-name="ce2" office:value-type="string">
            <text:p>[3D] - 5Aa - ForkBottom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61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34</text:p>
          </table:table-cell>
          <table:table-cell table:style-name="ce2" office:value-type="string">
            <text:p>[3D] - 4S-Sixi spacer v8.stl</text:p>
          </table:table-cell>
          <table:table-cell table:style-name="ce10" office:value-type="string">
            <text:p><text:a xlink:href="https://imgur.com/ebuiq8H">https://imgur.com/ebuiq8H</text:a></text:p>
          </table:table-cell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62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35</text:p>
          </table:table-cell>
          <table:table-cell table:style-name="ce2" office:value-type="string">
            <text:p>[3D] - 4Pe-pulley7-32in OUTPUT-30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63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36</text:p>
          </table:table-cell>
          <table:table-cell table:style-name="ce2" office:value-type="string">
            <text:p>[3D] - 4Pd-pulley5-16in OUTPUT-30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64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37</text:p>
          </table:table-cell>
          <table:table-cell table:style-name="ce2" office:value-type="string">
            <text:p>[3D] - 4Pc-pulley3-8in OUTPUT-30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65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38</text:p>
          </table:table-cell>
          <table:table-cell table:style-name="ce2" office:value-type="string">
            <text:p>[3D] - 4MB-UlnaMagBearing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66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39</text:p>
          </table:table-cell>
          <table:table-cell table:style-name="ce2" office:value-type="string">
            <text:p>[3D] - 4M-UlnaMagHolder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67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40</text:p>
          </table:table-cell>
          <table:table-cell table:style-name="ce2" office:value-type="string">
            <text:p>[3D] - 4B-MotorMoun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3">
            <text:p>3</text:p>
          </table:table-cell>
          <table:table-cell table:style-name="ce18"/>
          <table:table-cell table:style-name="ce24" table:formula="of:=SUMIF([$#REF!.$B$2:.$B$283];[.$A168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41</text:p>
          </table:table-cell>
          <table:table-cell table:style-name="ce2" office:value-type="string">
            <text:p>[3D] - 4Ab-ElbowTail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69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42</text:p>
          </table:table-cell>
          <table:table-cell table:style-name="ce2" office:value-type="string">
            <text:p>[3D] - 4Aa-ElbowTail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70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43</text:p>
          </table:table-cell>
          <table:table-cell table:style-name="ce2" office:value-type="string">
            <text:p>[3D] - 3R-rotorTOPScrew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71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44</text:p>
          </table:table-cell>
          <table:table-cell table:style-name="ce2" office:value-type="string">
            <text:p>[3D] - 3R-rotorTOPNu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72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45</text:p>
          </table:table-cell>
          <table:table-cell table:style-name="ce2" office:value-type="string">
            <text:p>[3D] - 3R-rotorBOTTScrew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73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46</text:p>
          </table:table-cell>
          <table:table-cell table:style-name="ce2" office:value-type="string">
            <text:p>[3D] - 3R-rotorBOTTNu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74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47</text:p>
          </table:table-cell>
          <table:table-cell table:style-name="ce2" office:value-type="string">
            <text:p>[3D] - 3Mc-ElbowMagHolderCa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75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48</text:p>
          </table:table-cell>
          <table:table-cell table:style-name="ce2" office:value-type="string">
            <text:p>[3D] - 3MB-ElbowMagBearing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76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49</text:p>
          </table:table-cell>
          <table:table-cell table:style-name="ce2" office:value-type="string">
            <text:p>[3D] - 3M-ElbowMagHolder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77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50</text:p>
          </table:table-cell>
          <table:table-cell table:style-name="ce2" office:value-type="string">
            <text:p>[3D] - 3GB-shaftSensMid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78];[$#REF!.$C$2])" office:value-type="float" office:value="0">
            <office:annotation draw:style-name="gr2" draw:text-style-name="P1" svg:width="13.573cm" svg:height="1.508cm" svg:x="27.201cm" svg:y="99.879cm" draw:caption-point-x="-0.513cm" draw:caption-point-y="-1.18cm">
              <dc:date>2020-08-25T00:00:00</dc:date>
              <text:p text:style-name="P1"><text:span text:style-name="T1">units in [mm]</text:span></text:p>
              <text:p text:style-name="P1"><text:span text:style-name="T1"><text:tab/></text:span><text:span text:style-name="T1">-Jin Han</text:span></text:p>
            </office:annotation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51</text:p>
          </table:table-cell>
          <table:table-cell table:style-name="ce2" office:value-type="string">
            <text:p>[3D] - 3GB-shaftCoupler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79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52</text:p>
          </table:table-cell>
          <table:table-cell table:style-name="ce2" office:value-type="string">
            <text:p>[3D] - 3GB-shaftCap - SEN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80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53</text:p>
          </table:table-cell>
          <table:table-cell table:style-name="ce2" office:value-type="string">
            <text:p>[3D] - 3GB-shaftCap - M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81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54</text:p>
          </table:table-cell>
          <table:table-cell table:style-name="ce2" office:value-type="string">
            <text:p>[3D] - 3GB-eShaf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82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55</text:p>
          </table:table-cell>
          <table:table-cell table:style-name="ce2" office:value-type="string">
            <text:p>[3D] - 3GB-elbowTOPca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83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56</text:p>
          </table:table-cell>
          <table:table-cell table:style-name="ce2" office:value-type="string">
            <text:p>[3D] - 3GB-elbowTOP - SEN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84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57</text:p>
          </table:table-cell>
          <table:table-cell table:style-name="ce2" office:value-type="string">
            <text:p>[3D] - 3GB-elbowTOP - MO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85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58</text:p>
          </table:table-cell>
          <table:table-cell table:style-name="ce2" office:value-type="string">
            <text:p>[3D] - 3GB-elbowBottCap - SEN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86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59</text:p>
          </table:table-cell>
          <table:table-cell table:style-name="ce2" office:value-type="string">
            <text:p>[3D] - 3GB-elbowBottCap - MO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87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60</text:p>
          </table:table-cell>
          <table:table-cell table:style-name="ce2" office:value-type="string">
            <text:p>[3D] - 3GB-elbowBOTT - SEN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88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61</text:p>
          </table:table-cell>
          <table:table-cell table:style-name="ce2" office:value-type="string">
            <text:p>[3D] - 3GB-elbowBOTT - MO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89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62</text:p>
          </table:table-cell>
          <table:table-cell table:style-name="ce2" office:value-type="string">
            <text:p>[3D] - 2R-rotorTOPScrew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90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63</text:p>
          </table:table-cell>
          <table:table-cell table:style-name="ce2" office:value-type="string">
            <text:p>[3D] - 2R-rotorTOPNu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91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64</text:p>
          </table:table-cell>
          <table:table-cell table:style-name="ce2" office:value-type="string">
            <text:p>[3D] - 2R-rotorBOTTScrew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92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65</text:p>
          </table:table-cell>
          <table:table-cell table:style-name="ce2" office:value-type="string">
            <text:p>[3D] - 2R-rotorBOTTNu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93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66</text:p>
          </table:table-cell>
          <table:table-cell table:style-name="ce2" office:value-type="string">
            <text:p>[3D] - 2MB-ShoulderMagBearing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94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67</text:p>
          </table:table-cell>
          <table:table-cell table:style-name="ce2" office:value-type="string">
            <text:p>[3D] - 2M-ShoulderMagHolder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95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68</text:p>
          </table:table-cell>
          <table:table-cell table:style-name="ce2" office:value-type="string">
            <text:p>[3D] - 2GB-shoulderTopCap - SEN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96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69</text:p>
          </table:table-cell>
          <table:table-cell table:style-name="ce2" office:value-type="string">
            <text:p>[3D] - 2GB-shoulderTopCap - MO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97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70</text:p>
          </table:table-cell>
          <table:table-cell table:style-name="ce2" office:value-type="string">
            <text:p>[3D] - 2GB-shoulderTOP - SEN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98];[$#REF!.$C$2])" office:value-type="float" office:value="0">
            <text:p>#REF!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71</text:p>
          </table:table-cell>
          <table:table-cell table:style-name="ce2" office:value-type="string">
            <text:p>[3D] - 2GB-shoulderTOP - MO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199];[$#REF!.$C$2])" office:value-type="float" office:value="0">
            <text:p>#REF!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72</text:p>
          </table:table-cell>
          <table:table-cell table:style-name="ce2" office:value-type="string">
            <text:p>[3D] - 2GB-shoulderBOTT - SEN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00];[$#REF!.$C$2])" office:value-type="float" office:value="0">
            <text:p>#REF!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73</text:p>
          </table:table-cell>
          <table:table-cell table:style-name="ce2" office:value-type="string">
            <text:p>[3D] - 2GB-shoulderBOTT - MO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01];[$#REF!.$C$2])" office:value-type="float" office:value="0">
            <text:p>#REF!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74</text:p>
          </table:table-cell>
          <table:table-cell table:style-name="ce2" office:value-type="string">
            <text:p>[3D] - 2GB-shaftCoupler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02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75</text:p>
          </table:table-cell>
          <table:table-cell table:style-name="ce2" office:value-type="string">
            <text:p>[3D] - 2GB-shaftCap - SEN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03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76</text:p>
          </table:table-cell>
          <table:table-cell table:style-name="ce2" office:value-type="string">
            <text:p>[3D] - 2GB-shaftCap - MO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04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77</text:p>
          </table:table-cell>
          <table:table-cell table:style-name="ce2" office:value-type="string">
            <text:p>[3D] - 2GB-shaft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05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78</text:p>
          </table:table-cell>
          <table:table-cell table:style-name="ce2" office:value-type="string">
            <text:p>[3D] - 2GB-eShaf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06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79</text:p>
          </table:table-cell>
          <table:table-cell table:style-name="ce2" office:value-type="string">
            <text:p>[3D] - 1PO-pulleyAnchor OUTPUT-71t v6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07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80</text:p>
          </table:table-cell>
          <table:table-cell table:style-name="ce2" office:value-type="string">
            <text:p>[3D] - 1PI-pulleyAnchor INPUT-71t v7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08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81</text:p>
          </table:table-cell>
          <table:table-cell table:style-name="ce2" office:value-type="string">
            <text:p>[3D] - 1MB-AnchorMagBearing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09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82</text:p>
          </table:table-cell>
          <table:table-cell table:style-name="ce2" office:value-type="string">
            <text:p>[3D] - 1M-AnchorMagHolder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10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83</text:p>
          </table:table-cell>
          <table:table-cell table:style-name="ce2" office:value-type="string">
            <text:p>[3D] - 1GB-shaft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11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84</text:p>
          </table:table-cell>
          <table:table-cell table:style-name="ce2" office:value-type="string">
            <text:p>[3D] - 1GB-shaftEccentric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12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85</text:p>
          </table:table-cell>
          <table:table-cell table:style-name="ce2" office:value-type="string">
            <text:p>[3D] - 1GB-shaft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13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86</text:p>
          </table:table-cell>
          <table:table-cell table:style-name="ce2" office:value-type="string">
            <text:p>[3D] - 1GB-rotor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14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87</text:p>
          </table:table-cell>
          <table:table-cell table:style-name="ce2" office:value-type="string">
            <text:p>[3D] - 1GB-rotor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15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88</text:p>
          </table:table-cell>
          <table:table-cell table:style-name="ce2" office:value-type="string">
            <text:p>[3D] - 1GB-outputTopDisk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16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89</text:p>
          </table:table-cell>
          <table:table-cell table:style-name="ce2" office:value-type="string">
            <text:p>[3D] - 1GB-outputTopBearing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17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90</text:p>
          </table:table-cell>
          <table:table-cell table:style-name="ce2" office:value-type="string">
            <text:p>[3D] - 1GB-outputBottDisk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18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91</text:p>
          </table:table-cell>
          <table:table-cell table:style-name="ce2" office:value-type="string">
            <text:p>[3D] - 1GB-outputBottDisk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19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92</text:p>
          </table:table-cell>
          <table:table-cell table:style-name="ce2" office:value-type="string">
            <text:p>[3D] - 1E-M5x8mm Spacer v3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4">
            <text:p>4</text:p>
          </table:table-cell>
          <table:table-cell table:style-name="ce18"/>
          <table:table-cell table:style-name="ce24" table:formula="of:=SUMIF([$#REF!.$B$2:.$B$283];[.$A220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93</text:p>
          </table:table-cell>
          <table:table-cell table:style-name="ce2" office:value-type="string">
            <text:p>[3D] - 1D-ShoulderMoun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21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94</text:p>
          </table:table-cell>
          <table:table-cell table:style-name="ce2" office:value-type="string">
            <text:p>[3D] - 1C-PanelMoun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22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95</text:p>
          </table:table-cell>
          <table:table-cell table:style-name="ce2" office:value-type="string">
            <text:p>[3D] - 1Bb-AnchorRearBottom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23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96</text:p>
          </table:table-cell>
          <table:table-cell table:style-name="ce2" office:value-type="string">
            <text:p>[3D] - 1Ba-AnchorFrontBottom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24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97</text:p>
          </table:table-cell>
          <table:table-cell table:style-name="ce2" office:value-type="string">
            <text:p>[3D] - 1Ab-AnchorMotorHolder.stl</text:p>
          </table:table-cell>
          <table:table-cell table:style-name="ce10" office:value-type="string">
            <text:p><text:a xlink:href="https://imgur.com/8JFypvg">https://imgur.com/8JFypvg</text:a></text:p>
          </table:table-cell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25];[$#REF!.$C$2])" office:value-type="float" office:value="0">
            <text:p>#REF!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98</text:p>
          </table:table-cell>
          <table:table-cell table:style-name="ce2" office:value-type="string">
            <text:p>[3D] - 1Aa-AnchorTopSpacer.stl</text:p>
          </table:table-cell>
          <table:table-cell table:style-name="ce10" office:value-type="string">
            <text:p><text:a xlink:href="https://imgur.com/aI7XwZJ">https://imgur.com/aI7XwZJ</text:a></text:p>
          </table:table-cell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26];[$#REF!.$C$2])" office:value-type="float" office:value="0">
            <text:p>#REF!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299</text:p>
          </table:table-cell>
          <table:table-cell table:style-name="ce2" office:value-type="string">
            <text:p>[3D] - 1Aa-AnchorTopBearing.stl</text:p>
          </table:table-cell>
          <table:table-cell table:style-name="ce10" office:value-type="string">
            <text:p><text:a xlink:href="https://imgur.com/6mbvk0M">https://imgur.com/6mbvk0M</text:a></text:p>
          </table:table-cell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27];[$#REF!.$C$2])" office:value-type="float" office:value="0">
            <text:p>#REF!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00</text:p>
          </table:table-cell>
          <table:table-cell table:style-name="ce2" office:value-type="string">
            <text:p>[3D] - 1Aa-AnchorGearBox.stl</text:p>
          </table:table-cell>
          <table:table-cell table:style-name="ce10" office:value-type="string">
            <text:p><text:a xlink:href="https://imgur.com/7G8Ddya">https://imgur.com/7G8Ddya</text:a></text:p>
          </table:table-cell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28];[$#REF!.$C$2])" office:value-type="float" office:value="0">
            <text:p>#REF!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01</text:p>
          </table:table-cell>
          <table:table-cell table:style-name="ce2" office:value-type="string">
            <text:p>[CNC] - 1PI-AnchorMotorShaftAdapter</text:p>
          </table:table-cell>
          <table:table-cell table:style-name="ce2"/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29];[$#REF!.$C$2])" office:value-type="float" office:value="0">
            <text:p>#REF!</text:p>
          </table:table-cell>
          <table:table-cell table:style-name="ce2" office:value-type="string">
            <text:p>Source material: Metal Super Market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02</text:p>
          </table:table-cell>
          <table:table-cell table:style-name="ce2" office:value-type="string">
            <text:p>[ELEC] - PSU NEMA-15 power cable 8'</text:p>
          </table:table-cell>
          <table:table-cell table:style-name="ce2"/>
          <table:table-cell table:style-name="ce2" office:value-type="string">
            <text:p>electrical wire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30];[$#REF!.$C$2])" office:value-type="float" office:value="0">
            <text:p>#REF!</text:p>
          </table:table-cell>
          <table:table-cell table:style-name="ce2" office:value-type="string">
            <text:p>https://leeselectronic.com/en/product/17173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3" office:value-type="string">
            <text:p>Sixi2-303</text:p>
          </table:table-cell>
          <table:table-cell table:style-name="ce2" office:value-type="string">
            <text:p>[RAW] - Dupont Crimp Pins Male</text:p>
          </table:table-cell>
          <table:table-cell table:style-name="ce9" office:value-type="string">
            <text:p><text:a xlink:href="https://a.pololu-files.com/picture/0J2474.1200.jpg?4dc0f8e99610600815a0e4e234f36ce4">https://a.pololu-files.com/picture/0J2474.1200.jpg?4dc0f8e99610600815a0e4e234f36ce4</text:a></text:p>
          </table:table-cell>
          <table:table-cell table:style-name="ce2" office:value-type="string">
            <text:p>electrical conn</text:p>
          </table:table-cell>
          <table:table-cell table:style-name="ce2" office:value-type="float" office:value="6">
            <text:p>6</text:p>
          </table:table-cell>
          <table:table-cell table:style-name="ce18"/>
          <table:table-cell table:style-name="ce24" table:formula="of:=SUMIF([$#REF!.$B$2:.$B$283];[.$A231];[$#REF!.$C$2])" office:value-type="float" office:value="0">
            <text:p>#REF!</text:p>
          </table:table-cell>
          <table:table-cell table:style-name="ce29" office:value-type="string">
            <text:p>https://www.aliexpress.com/item/32800176540.html?spm=a2g0o.productlist.0.0.7c3f3a9felVmLe&amp;algo_pvid=80080ec1-9bce-4f3d-b892-abda0245763c&amp;algo_expid=80080ec1-9bce-4f3d-b892-abda0245763c-4&amp;btsid=485b06f1-e609-4635-be43-0e22bd8a9167&amp;ws_ab_test=searchweb0_0,searchweb201602_2,searchweb201603_52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31" office:value-type="float" office:value="0.94">
            <text:p>$0.94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4-04">
            <text:p>2020-04-04</text:p>
          </table:table-cell>
          <table:table-cell table:style-name="ce33" office:value-type="date" office:date-value="2020-04-09">
            <text:p>2020-04-09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04</text:p>
          </table:table-cell>
          <table:table-cell table:style-name="ce2" office:value-type="string">
            <text:p>[RAW] - Dupont Crimp Pins Female</text:p>
          </table:table-cell>
          <table:table-cell table:style-name="ce9" office:value-type="string">
            <text:p><text:a xlink:href="https://a.pololu-files.com/picture/0J2472.1200.jpg?aed52aea0a6dd376369a345d987c5ad1">https://a.pololu-files.com/picture/0J2472.1200.jpg?aed52aea0a6dd376369a345d987c5ad1</text:a></text:p>
          </table:table-cell>
          <table:table-cell table:style-name="ce2" office:value-type="string">
            <text:p>electrical conn</text:p>
          </table:table-cell>
          <table:table-cell table:style-name="ce2" office:value-type="float" office:value="36">
            <text:p>36</text:p>
          </table:table-cell>
          <table:table-cell table:style-name="ce18"/>
          <table:table-cell table:style-name="ce24" table:formula="of:=SUMIF([$#REF!.$B$2:.$B$283];[.$A232];[$#REF!.$C$2])" office:value-type="float" office:value="0">
            <text:p>#REF!</text:p>
          </table:table-cell>
          <table:table-cell table:style-name="ce2" office:value-type="string">
            <text:p>https://www.aliexpress.com/item/32912119601.html?spm=a2g0o.productlist.0.0.66f36f21q8PvPe&amp;algo_pvid=d68656b9-a2ce-4e97-b704-7ea0bd90ea8f&amp;algo_expid=d68656b9-a2ce-4e97-b704-7ea0bd90ea8f-16&amp;btsid=3164c254-39db-4226-b226-54a46b0dfa64&amp;ws_ab_test=searchweb0_0,searchweb201602_2,searchweb201603_52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31" office:value-type="float" office:value="2.1">
            <text:p>$2.10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10">
            <text:p>2020-03-10</text:p>
          </table:table-cell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3" office:value-type="string">
            <text:p>Sixi2-305</text:p>
          </table:table-cell>
          <table:table-cell table:style-name="ce2" office:value-type="string">
            <text:p>[ELEC] - 3-pin Servo Extension Cable M/F - [1000mm]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18"/>
          <table:table-cell table:style-name="ce24" table:formula="of:=SUMIF([$#REF!.$B$2:.$B$283];[.$A233];[$#REF!.$C$2])" office:value-type="float" office:value="0">
            <text:p>#REF!</text:p>
          </table:table-cell>
          <table:table-cell table:style-name="ce2" office:value-type="string">
            <text:p>https://www.aliexpress.com/item/32986331693.html?spm=a2g0o.productlist.0.0.3c7a6acc75ne2p&amp;algo_pvid=a4ace242-3a5d-4092-af16-6b0fdb5a6b16&amp;algo_expid=a4ace242-3a5d-4092-af16-6b0fdb5a6b16-1&amp;btsid=0be3764515909493793795501ed244&amp;ws_ab_test=searchweb0_0,searchweb201602_,searchweb201603_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06</text:p>
          </table:table-cell>
          <table:table-cell table:style-name="ce2" office:value-type="string">
            <text:p>[RAW] - Acrylic Sheet {clear} [0.125"x24"x24"]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18"/>
          <table:table-cell table:style-name="ce24" table:formula="of:=SUMIF([$#REF!.$B$2:.$B$283];[.$A234];[$#REF!.$C$2])" office:value-type="float" office:value="0">
            <text:p>#REF!</text:p>
          </table:table-cell>
          <table:table-cell table:style-name="ce2" office:value-type="string">
            <text:p>Associated Plastics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07</text:p>
          </table:table-cell>
          <table:table-cell table:style-name="ce2" office:value-type="string">
            <text:p>[RAW] - Pipe Aluminum [1.375in x 361mm] (sold as 1-3/8" dia)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35];[$#REF!.$C$2])" office:value-type="float" office:value="0">
            <text:p>#REF!</text:p>
          </table:table-cell>
          <table:table-cell table:style-name="ce2" office:value-type="string">
            <text:p>Metal Supermarket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08</text:p>
          </table:table-cell>
          <table:table-cell table:style-name="ce3" office:value-type="string">
            <text:p>[RAW] - Pipe Aluminum [1.375in x 261mm] (sold as 1-3/8" dia)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36];[$#REF!.$C$2])" office:value-type="float" office:value="0">
            <text:p>#REF!</text:p>
          </table:table-cell>
          <table:table-cell table:style-name="ce2" office:value-type="string">
            <text:p>Metal Supermarket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09</text:p>
          </table:table-cell>
          <table:table-cell table:style-name="ce2" office:value-type="string">
            <text:p>[RAW] - Aluminum Block [51x 51 x 9.7mm]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37];[$#REF!.$C$2])" office:value-type="float" office:value="0">
            <text:p>#REF!</text:p>
          </table:table-cell>
          <table:table-cell table:style-name="ce2" office:value-type="string">
            <text:p>Metal Supermarket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10</text:p>
          </table:table-cell>
          <table:table-cell table:style-name="ce2" office:value-type="string">
            <text:p>[RAW] - Tube Brass [7/32in x 900mm]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38];[$#REF!.$C$2])" office:value-type="float" office:value="0">
            <text:p>#REF!</text:p>
          </table:table-cell>
          <table:table-cell table:style-name="ce2" office:value-type="string">
            <text:p>Magic Box Hobbies</text:p>
          </table:table-cell>
          <table:table-cell table:style-name="ce2" table:number-columns-repeated="4"/>
          <table:table-cell table:style-name="ce31"/>
          <table:table-cell table:style-name="ce2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11</text:p>
          </table:table-cell>
          <table:table-cell table:style-name="ce2" office:value-type="string">
            <text:p>[RAW] - Tube Brass [5/16in x 900mm]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39];[$#REF!.$C$2])" office:value-type="float" office:value="0">
            <text:p>#REF!</text:p>
          </table:table-cell>
          <table:table-cell table:style-name="ce2" office:value-type="string">
            <text:p>Magic Box Hobbies</text:p>
          </table:table-cell>
          <table:table-cell table:style-name="ce2" table:number-columns-repeated="4"/>
          <table:table-cell table:style-name="ce31"/>
          <table:table-cell table:style-name="ce2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12</text:p>
          </table:table-cell>
          <table:table-cell table:style-name="ce2" office:value-type="string">
            <text:p>[RAW] - Tube Brass [3/8in x 900mm]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40];[$#REF!.$C$2])" office:value-type="float" office:value="0">
            <text:p>#REF!</text:p>
          </table:table-cell>
          <table:table-cell table:style-name="ce2" office:value-type="string">
            <text:p>Magic Box Hobbies</text:p>
          </table:table-cell>
          <table:table-cell table:style-name="ce2" table:number-columns-repeated="4"/>
          <table:table-cell table:style-name="ce31"/>
          <table:table-cell table:style-name="ce2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13</text:p>
          </table:table-cell>
          <table:table-cell table:style-name="ce2" office:value-type="string">
            <text:p>[RAW] - Tube Brass [1/8in x 900mm]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41];[$#REF!.$C$2])" office:value-type="float" office:value="0">
            <text:p>#REF!</text:p>
          </table:table-cell>
          <table:table-cell table:style-name="ce2" office:value-type="string">
            <text:p>Magic Box Hobbies</text:p>
          </table:table-cell>
          <table:table-cell table:style-name="ce2" table:number-columns-repeated="4"/>
          <table:table-cell table:style-name="ce31"/>
          <table:table-cell table:style-name="ce2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14</text:p>
          </table:table-cell>
          <table:table-cell table:style-name="ce2" office:value-type="string">
            <text:p>[RAW] - Tube Brass [3.5mm x 300mm]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18"/>
          <table:table-cell table:style-name="ce24" table:formula="of:=SUMIF([$#REF!.$B$2:.$B$283];[.$A242];[$#REF!.$C$2])" office:value-type="float" office:value="0">
            <text:p>#REF!</text:p>
          </table:table-cell>
          <table:table-cell table:style-name="ce2" office:value-type="string">
            <text:p>Magic Box Hobbies</text:p>
          </table:table-cell>
          <table:table-cell table:style-name="ce2" table:number-columns-repeated="4"/>
          <table:table-cell table:style-name="ce31"/>
          <table:table-cell table:style-name="ce2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15</text:p>
          </table:table-cell>
          <table:table-cell table:style-name="ce2" office:value-type="string">
            <text:p>[ELEC] - 2x22AWG {Small Drivers} - [65mm]</text:p>
          </table:table-cell>
          <table:table-cell table:style-name="ce15"/>
          <table:table-cell table:style-name="ce2" office:value-type="string">
            <text:p>assembly</text:p>
          </table:table-cell>
          <table:table-cell table:style-name="ce15" office:value-type="float" office:value="2">
            <text:p>2</text:p>
          </table:table-cell>
          <table:table-cell table:style-name="ce22"/>
          <table:table-cell table:style-name="ce24" table:formula="of:=SUMIF([$#REF!.$B$2:.$B$283];[.$A243];[$#REF!.$C$2])" office:value-type="float" office:value="0">
            <text:p>#REF!</text:p>
          </table:table-cell>
          <table:table-cell table:style-name="ce2" table:number-columns-repeated="2"/>
          <table:table-cell table:style-name="ce15" table:number-columns-repeated="5"/>
          <table:table-cell table:style-name="ce36" table:number-columns-repeated="2"/>
          <table:table-cell table:style-name="ce15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16</text:p>
          </table:table-cell>
          <table:table-cell table:style-name="ce2" office:value-type="string">
            <text:p>[ELEC] - 2x18AWG {Big Drivers} - [110mm]</text:p>
          </table:table-cell>
          <table:table-cell table:style-name="ce15"/>
          <table:table-cell table:style-name="ce2" office:value-type="string">
            <text:p>assembly</text:p>
          </table:table-cell>
          <table:table-cell table:style-name="ce15" office:value-type="float" office:value="2">
            <text:p>2</text:p>
          </table:table-cell>
          <table:table-cell table:style-name="ce22"/>
          <table:table-cell table:style-name="ce24" table:formula="of:=SUMIF([$#REF!.$B$2:.$B$283];[.$A244];[$#REF!.$C$2])" office:value-type="float" office:value="0">
            <text:p>#REF!</text:p>
          </table:table-cell>
          <table:table-cell table:style-name="ce2" table:number-columns-repeated="2"/>
          <table:table-cell table:style-name="ce15" table:number-columns-repeated="5"/>
          <table:table-cell table:style-name="ce36" table:number-columns-repeated="2"/>
          <table:table-cell table:style-name="ce15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17</text:p>
          </table:table-cell>
          <table:table-cell table:style-name="ce2" office:value-type="string">
            <text:p>[ELEC] - 1x22AWG {Big Drivers} - [30mm]</text:p>
          </table:table-cell>
          <table:table-cell table:style-name="ce15"/>
          <table:table-cell table:style-name="ce2" office:value-type="string">
            <text:p>assembly</text:p>
          </table:table-cell>
          <table:table-cell table:style-name="ce15" office:value-type="float" office:value="6">
            <text:p>6</text:p>
          </table:table-cell>
          <table:table-cell table:style-name="ce22"/>
          <table:table-cell table:style-name="ce24" table:formula="of:=SUMIF([$#REF!.$B$2:.$B$283];[.$A245];[$#REF!.$C$2])" office:value-type="float" office:value="0">
            <text:p>#REF!</text:p>
          </table:table-cell>
          <table:table-cell table:style-name="ce2" table:number-columns-repeated="2"/>
          <table:table-cell table:style-name="ce15" table:number-columns-repeated="5"/>
          <table:table-cell table:style-name="ce36" table:number-columns-repeated="2"/>
          <table:table-cell table:style-name="ce15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18</text:p>
          </table:table-cell>
          <table:table-cell table:style-name="ce2" office:value-type="string">
            <text:p>[MISC] - Velcro Wrap [150mm]</text:p>
          </table:table-cell>
          <table:table-cell table:style-name="ce15" table:number-columns-repeated="2"/>
          <table:table-cell table:style-name="ce15" office:value-type="float" office:value="2">
            <text:p>2</text:p>
          </table:table-cell>
          <table:table-cell table:style-name="ce22"/>
          <table:table-cell table:style-name="ce24" table:formula="of:=SUMIF([$#REF!.$B$2:.$B$283];[.$A246];[$#REF!.$C$2])" office:value-type="float" office:value="0">
            <text:p>#REF!</text:p>
          </table:table-cell>
          <table:table-cell table:style-name="ce10" office:value-type="string">
            <text:p><text:a xlink:href="https://www.aliexpress.com/item/4000916758690.html">https://www.aliexpress.com/item/4000916758690.html</text:a></text:p>
          </table:table-cell>
          <table:table-cell table:style-name="ce2"/>
          <table:table-cell table:style-name="ce15" table:number-columns-repeated="5"/>
          <table:table-cell table:style-name="ce36" table:number-columns-repeated="2"/>
          <table:table-cell table:style-name="ce15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19</text:p>
          </table:table-cell>
          <table:table-cell table:style-name="ce2" office:value-type="string">
            <text:p>[ELEC] - PCB Panel Adapter {assembled}</text:p>
          </table:table-cell>
          <table:table-cell table:style-name="ce15"/>
          <table:table-cell table:style-name="ce2" office:value-type="string">
            <text:p>assembly</text:p>
          </table:table-cell>
          <table:table-cell table:style-name="ce15" office:value-type="float" office:value="3">
            <text:p>3</text:p>
          </table:table-cell>
          <table:table-cell table:style-name="ce22"/>
          <table:table-cell table:style-name="ce24" table:formula="of:=SUMIF([$#REF!.$B$2:.$B$283];[.$A247];[$#REF!.$C$2])" office:value-type="float" office:value="0">
            <text:p>#REF!</text:p>
          </table:table-cell>
          <table:table-cell table:style-name="ce2" table:number-columns-repeated="2"/>
          <table:table-cell table:style-name="ce15" table:number-columns-repeated="5"/>
          <table:table-cell table:style-name="ce36" table:number-columns-repeated="2"/>
          <table:table-cell table:style-name="ce15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20</text:p>
          </table:table-cell>
          <table:table-cell table:style-name="ce2" office:value-type="string">
            <text:p>[ELEC] - PCB Mega Shield {assembled}</text:p>
          </table:table-cell>
          <table:table-cell table:style-name="ce15"/>
          <table:table-cell table:style-name="ce2" office:value-type="string">
            <text:p>assembly</text:p>
          </table:table-cell>
          <table:table-cell table:style-name="ce15" office:value-type="float" office:value="1">
            <text:p>1</text:p>
          </table:table-cell>
          <table:table-cell table:style-name="ce22"/>
          <table:table-cell table:style-name="ce24" table:formula="of:=SUMIF([$#REF!.$B$2:.$B$283];[.$A248];[$#REF!.$C$2])" office:value-type="float" office:value="0">
            <text:p>#REF!</text:p>
          </table:table-cell>
          <table:table-cell table:style-name="ce2" table:number-columns-repeated="2"/>
          <table:table-cell table:style-name="ce15" table:number-columns-repeated="5"/>
          <table:table-cell table:style-name="ce36" table:number-columns-repeated="2"/>
          <table:table-cell table:style-name="ce15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21</text:p>
          </table:table-cell>
          <table:table-cell table:style-name="ce2" office:value-type="string">
            <text:p>[ELEC] - Aviation GX16-8p Cable M/O {TOOL} - [190mm]</text:p>
          </table:table-cell>
          <table:table-cell table:style-name="ce2"/>
          <table:table-cell table:style-name="ce2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49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22</text:p>
          </table:table-cell>
          <table:table-cell table:style-name="ce2" office:value-type="string">
            <text:p>[ELEC] - Aviation GX16-8p Cable M/O {M4-340mm &amp; M5-310mm}</text:p>
          </table:table-cell>
          <table:table-cell table:style-name="ce2"/>
          <table:table-cell table:style-name="ce2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50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23</text:p>
          </table:table-cell>
          <table:table-cell table:style-name="ce2" office:value-type="string">
            <text:p>[ELEC] - Aviation GX16-8p Cable M/O {M2-370mm &amp; M3-270mm}</text:p>
          </table:table-cell>
          <table:table-cell table:style-name="ce2"/>
          <table:table-cell table:style-name="ce2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51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24</text:p>
          </table:table-cell>
          <table:table-cell table:style-name="ce2" office:value-type="string">
            <text:p>[ELEC] - Aviation GX16-8p Cable M/O {M0-370mm &amp; M1-370mm}</text:p>
          </table:table-cell>
          <table:table-cell table:style-name="ce2"/>
          <table:table-cell table:style-name="ce2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52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25</text:p>
          </table:table-cell>
          <table:table-cell table:style-name="ce2" office:value-type="string">
            <text:p>[ELEC] - Aviation GX16-8p Cable M/O - {Anchor PCB} [45mm x 2]</text:p>
          </table:table-cell>
          <table:table-cell table:style-name="ce2"/>
          <table:table-cell table:style-name="ce2" office:value-type="string">
            <text:p>assembly</text:p>
          </table:table-cell>
          <table:table-cell table:style-name="ce2" office:value-type="float" office:value="3">
            <text:p>3</text:p>
          </table:table-cell>
          <table:table-cell table:style-name="ce18"/>
          <table:table-cell table:style-name="ce24" table:formula="of:=SUMIF([$#REF!.$B$2:.$B$283];[.$A253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26</text:p>
          </table:table-cell>
          <table:table-cell table:style-name="ce2" office:value-type="string">
            <text:p>[ELEC] - Aviation GX16-8p Cable M/M {other end 4 pin dupont} - [80mm]</text:p>
          </table:table-cell>
          <table:table-cell table:style-name="ce2"/>
          <table:table-cell table:style-name="ce2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54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27</text:p>
          </table:table-cell>
          <table:table-cell table:style-name="ce2" office:value-type="string">
            <text:p>[RAW] - Sensor AS5147</text:p>
          </table:table-cell>
          <table:table-cell table:style-name="ce2" table:number-columns-repeated="2"/>
          <table:table-cell table:style-name="ce2" office:value-type="float" office:value="6">
            <text:p>6</text:p>
          </table:table-cell>
          <table:table-cell table:style-name="ce18"/>
          <table:table-cell table:style-name="ce24" table:formula="of:=SUMIF([$#REF!.$B$2:.$B$283];[.$A255];[$#REF!.$C$2])" office:value-type="float" office:value="0">
            <text:p>#REF!</text:p>
          </table:table-cell>
          <table:table-cell table:style-name="ce28" office:value-type="string">
            <text:p><text:a xlink:href="https://ams.com/as5147">https://ams.com/as5147</text:a></text:p>
          </table:table-cell>
          <table:table-cell table:style-name="ce30"/>
          <table:table-cell table:style-name="ce2" table:number-columns-repeated="5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28</text:p>
          </table:table-cell>
          <table:table-cell table:style-name="ce2" office:value-type="string">
            <text:p>[RAW] - Jumper 1x2pin - 2.54mm</text:p>
          </table:table-cell>
          <table:table-cell table:style-name="ce2"/>
          <table:table-cell table:style-name="ce2" office:value-type="string">
            <text:p>electrical conn</text:p>
          </table:table-cell>
          <table:table-cell table:style-name="ce2" office:value-type="float" office:value="3">
            <text:p>3</text:p>
          </table:table-cell>
          <table:table-cell table:style-name="ce18"/>
          <table:table-cell table:style-name="ce24" table:formula="of:=SUMIF([$#REF!.$B$2:.$B$283];[.$A256];[$#REF!.$C$2])" office:value-type="float" office:value="0">
            <text:p>#REF!</text:p>
          </table:table-cell>
          <table:table-cell table:style-name="ce10" office:value-type="string">
            <office:annotation draw:style-name="gr2" draw:text-style-name="P1" svg:width="6.263cm" svg:height="1.508cm" svg:x="34.511cm" svg:y="143.218cm" draw:caption-point-x="-0.541cm" draw:caption-point-y="-1.342cm">
              <dc:date>2020-08-25T00:00:00</dc:date>
              <text:p text:style-name="P1"><text:span text:style-name="T1">is this correct?</text:span></text:p>
              <text:p text:style-name="P1"><text:span text:style-name="T1"><text:tab/></text:span><text:span text:style-name="T1">-Dan Royer</text:span></text:p>
            </office:annotation>
            <text:p><text:a xlink:href="https://leeselectronic.com/en/product/2679.html">https://leeselectronic.com/en/product/2679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29</text:p>
          </table:table-cell>
          <table:table-cell table:style-name="ce2" office:value-type="string">
            <text:p>[RAW] - Header Pins {M-straight} Single Row, pitch 2.54mm</text:p>
          </table:table-cell>
          <table:table-cell table:style-name="ce2"/>
          <table:table-cell table:style-name="ce2" office:value-type="string">
            <text:p>electrical conn</text:p>
          </table:table-cell>
          <table:table-cell table:style-name="ce2" office:value-type="float" office:value="78">
            <text:p>78</text:p>
          </table:table-cell>
          <table:table-cell table:style-name="ce18" office:value-type="string">
            <text:p>pins</text:p>
          </table:table-cell>
          <table:table-cell table:style-name="ce24" table:formula="of:=SUMIF([$#REF!.$B$2:.$B$283];[.$A257];[$#REF!.$C$2])" office:value-type="float" office:value="0">
            <text:p>#REF!</text:p>
          </table:table-cell>
          <table:table-cell table:style-name="ce10" office:value-type="string">
            <text:p><text:a xlink:href="https://leeselectronic.com/en/product/21361.html">https://leeselectronic.com/en/product/21361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30</text:p>
          </table:table-cell>
          <table:table-cell table:style-name="ce2" office:value-type="string">
            <text:p>[RAW] - Header Pins {M-straight} Double Row, pitch 2.54mm</text:p>
          </table:table-cell>
          <table:table-cell table:style-name="ce2"/>
          <table:table-cell table:style-name="ce2" office:value-type="string">
            <text:p>electrical conn</text:p>
          </table:table-cell>
          <table:table-cell table:style-name="ce2" office:value-type="float" office:value="18">
            <text:p>18</text:p>
          </table:table-cell>
          <table:table-cell table:style-name="ce18" office:value-type="string">
            <text:p>pins</text:p>
          </table:table-cell>
          <table:table-cell table:style-name="ce24" table:formula="of:=SUMIF([$#REF!.$B$2:.$B$283];[.$A258];[$#REF!.$C$2])" office:value-type="float" office:value="0">
            <text:p>#REF!</text:p>
          </table:table-cell>
          <table:table-cell table:style-name="ce10" office:value-type="string">
            <text:p><text:a xlink:href="https://leeselectronic.com/en/product/21362.html">https://leeselectronic.com/en/product/21362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31</text:p>
          </table:table-cell>
          <table:table-cell table:style-name="ce2" office:value-type="string">
            <text:p>[RAW] - Header Pins {M-right-angle} Single Row, pitch 2.54mm</text:p>
          </table:table-cell>
          <table:table-cell table:style-name="ce2"/>
          <table:table-cell table:style-name="ce2" office:value-type="string">
            <text:p>electrical conn</text:p>
          </table:table-cell>
          <table:table-cell table:style-name="ce2" office:value-type="float" office:value="40">
            <text:p>40</text:p>
          </table:table-cell>
          <table:table-cell table:style-name="ce18" office:value-type="string">
            <text:p>pins</text:p>
          </table:table-cell>
          <table:table-cell table:style-name="ce24" table:formula="of:=SUMIF([$#REF!.$B$2:.$B$283];[.$A259];[$#REF!.$C$2])" office:value-type="float" office:value="0">
            <text:p>#REF!</text:p>
          </table:table-cell>
          <table:table-cell table:style-name="ce10" office:value-type="string">
            <text:p><text:a xlink:href="https://leeselectronic.com/en/product/2149.html">https://leeselectronic.com/en/product/2149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32</text:p>
          </table:table-cell>
          <table:table-cell table:style-name="ce2" office:value-type="string">
            <text:p>[RAW] - 4x22AWG Threaded Cable [Red, Black, Green &amp; Blue]</text:p>
          </table:table-cell>
          <table:table-cell table:style-name="ce2"/>
          <table:table-cell table:style-name="ce2" office:value-type="string">
            <text:p>electrical wire</text:p>
          </table:table-cell>
          <table:table-cell table:style-name="ce2" office:value-type="float" office:value="1">
            <text:p>1</text:p>
          </table:table-cell>
          <table:table-cell table:style-name="ce18" office:value-type="string">
            <text:p>mm</text:p>
          </table:table-cell>
          <table:table-cell table:style-name="ce24" table:formula="of:=SUMIF([$#REF!.$B$2:.$B$283];[.$A260];[$#REF!.$C$2])" office:value-type="float" office:value="0">
            <text:p>#REF!</text:p>
          </table:table-cell>
          <table:table-cell table:style-name="ce10" office:value-type="string">
            <text:p><text:a xlink:href="https://leeselectronic.com/en/product/21134.html">https://leeselectronic.com/en/product/21134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33</text:p>
          </table:table-cell>
          <table:table-cell table:style-name="ce2" office:value-type="string">
            <text:p>[RAW] - 2x22AWG Threaded Cable [Red &amp; Black]</text:p>
          </table:table-cell>
          <table:table-cell table:style-name="ce2"/>
          <table:table-cell table:style-name="ce2" office:value-type="string">
            <text:p>electrical wire</text:p>
          </table:table-cell>
          <table:table-cell table:style-name="ce2" office:value-type="float" office:value="1">
            <text:p>1</text:p>
          </table:table-cell>
          <table:table-cell table:style-name="ce18" office:value-type="string">
            <text:p>mm</text:p>
          </table:table-cell>
          <table:table-cell table:style-name="ce24" table:formula="of:=SUMIF([$#REF!.$B$2:.$B$283];[.$A261];[$#REF!.$C$2])" office:value-type="float" office:value="0">
            <text:p>#REF!</text:p>
          </table:table-cell>
          <table:table-cell table:style-name="ce10" office:value-type="string">
            <text:p><text:a xlink:href="https://leeselectronic.com/en/product/22304.html">https://leeselectronic.com/en/product/22304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34</text:p>
          </table:table-cell>
          <table:table-cell table:style-name="ce2" office:value-type="string">
            <text:p>[RAW] - 2x18AWG Threaded Cable [Red &amp; Black]</text:p>
          </table:table-cell>
          <table:table-cell table:style-name="ce2"/>
          <table:table-cell table:style-name="ce2" office:value-type="string">
            <text:p>electrical wire</text:p>
          </table:table-cell>
          <table:table-cell table:style-name="ce2" office:value-type="float" office:value="1">
            <office:annotation draw:style-name="gr2" draw:text-style-name="P1" svg:width="9.972cm" svg:height="1.508cm" svg:x="26.066cm" svg:y="146.552cm" draw:caption-point-x="-0.503cm" draw:caption-point-y="-1.354cm">
              <dc:date>2020-08-25T00:00:00</dc:date>
              <text:p text:style-name="P1"><text:span text:style-name="T1">What is the correct RAW qty?</text:span></text:p>
              <text:p text:style-name="P1"><text:span text:style-name="T1"><text:tab/></text:span><text:span text:style-name="T1">-Dan Royer</text:span></text:p>
            </office:annotation>
            <text:p>1</text:p>
          </table:table-cell>
          <table:table-cell table:style-name="ce18" office:value-type="string">
            <text:p>mm</text:p>
          </table:table-cell>
          <table:table-cell table:style-name="ce24" table:formula="of:=SUMIF([$#REF!.$B$2:.$B$283];[.$A262];[$#REF!.$C$2])" office:value-type="float" office:value="0">
            <text:p>#REF!</text:p>
          </table:table-cell>
          <table:table-cell table:style-name="ce10" office:value-type="string">
            <text:p><text:a xlink:href="https://leeselectronic.com/en/product/211816.html">https://leeselectronic.com/en/product/211816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35</text:p>
          </table:table-cell>
          <table:table-cell table:style-name="ce2" office:value-type="string">
            <text:p>[RAW] - 1x22AWG Solid Cable [Black]</text:p>
          </table:table-cell>
          <table:table-cell table:style-name="ce2"/>
          <table:table-cell table:style-name="ce2" office:value-type="string">
            <text:p>electrical wire</text:p>
          </table:table-cell>
          <table:table-cell table:style-name="ce2" office:value-type="float" office:value="1">
            <text:p>1</text:p>
          </table:table-cell>
          <table:table-cell table:style-name="ce18" office:value-type="string">
            <text:p>mm</text:p>
          </table:table-cell>
          <table:table-cell table:style-name="ce24" table:formula="of:=SUMIF([$#REF!.$B$2:.$B$283];[.$A263];[$#REF!.$C$2])" office:value-type="float" office:value="0">
            <text:p>#REF!</text:p>
          </table:table-cell>
          <table:table-cell table:style-name="ce10" office:value-type="string">
            <text:p><text:a xlink:href="https://leeselectronic.com/en/product/225060.html">https://leeselectronic.com/en/product/225060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36</text:p>
          </table:table-cell>
          <table:table-cell table:style-name="ce2" office:value-type="string">
            <text:p>[ELEC] - 3x18AWG Main switch assembly</text:p>
          </table:table-cell>
          <table:table-cell table:style-name="ce2"/>
          <table:table-cell table:style-name="ce2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64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37</text:p>
          </table:table-cell>
          <table:table-cell table:style-name="ce2" office:value-type="string">
            <text:p>[RAW] - 4x18AWG Threaded Cable [Red, Black, Green &amp; White]</text:p>
          </table:table-cell>
          <table:table-cell table:style-name="ce2"/>
          <table:table-cell table:style-name="ce2" office:value-type="string">
            <text:p>electrical wire</text:p>
          </table:table-cell>
          <table:table-cell table:style-name="ce2"/>
          <table:table-cell table:style-name="ce18" office:value-type="string">
            <text:p>mm</text:p>
          </table:table-cell>
          <table:table-cell table:style-name="ce24" table:formula="of:=SUMIF([$#REF!.$B$2:.$B$283];[.$A265];[$#REF!.$C$2])" office:value-type="float" office:value="0">
            <text:p>#REF!</text:p>
          </table:table-cell>
          <table:table-cell table:style-name="ce10" office:value-type="string">
            <text:p><text:a xlink:href="https://leeselectronic.com/en/product/211824.html">https://leeselectronic.com/en/product/211824.html</text:a></text:p>
          </table:table-cell>
          <table:table-cell table:style-name="ce2" table:number-columns-repeated="4"/>
          <table:table-cell table:style-name="ce31"/>
          <table:table-cell table:style-name="ce2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38</text:p>
          </table:table-cell>
          <table:table-cell table:style-name="ce2" office:value-type="string">
            <text:p>[RAW] - Wood Sheet Birch Ply [0.125"x24"x24"]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66];[$#REF!.$C$2])" office:value-type="float" office:value="0">
            <text:p>#REF!</text:p>
          </table:table-cell>
          <table:table-cell table:style-name="ce2" office:value-type="string">
            <text:p>Windsor Ply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39</text:p>
          </table:table-cell>
          <table:table-cell table:style-name="ce2" office:value-type="string">
            <text:p>[RAW] - 6-pin Jumper Wire F/F - Brown to Blue [210mm]</text:p>
          </table:table-cell>
          <table:table-cell table:style-name="ce2" table:number-columns-repeated="2"/>
          <table:table-cell table:style-name="ce2" office:value-type="float" office:value="6">
            <text:p>6</text:p>
          </table:table-cell>
          <table:table-cell table:style-name="ce18" office:value-type="string">
            <text:p>pins</text:p>
          </table:table-cell>
          <table:table-cell table:style-name="ce24" table:formula="of:=SUMIF([$#REF!.$B$2:.$B$283];[.$A267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40</text:p>
          </table:table-cell>
          <table:table-cell table:style-name="ce2" office:value-type="string">
            <text:p>[RAW] - 3d printer filament, yellow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18" office:value-type="string">
            <text:p>kg</text:p>
          </table:table-cell>
          <table:table-cell table:style-name="ce24" table:formula="of:=SUMIF([$#REF!.$B$2:.$B$283];[.$A268];[$#REF!.$C$2])" office:value-type="float" office:value="0">
            <text:p>#REF!</text:p>
          </table:table-cell>
          <table:table-cell table:style-name="ce10" office:value-type="string">
            <text:p><text:a xlink:href="https://www.amazon.ca/1-75mm-Yellow-PLA-Printer-Filament/dp/B01CX9MOK4/ref=sr_1_5?dchild=1&amp;keywords=yellow+pla&amp;qid=1591383012&amp;sr=8-5">https://www.amazon.ca/1-75mm-Yellow-PLA-Printer-Filament/dp/B01CX9MOK4/ref=sr_1_5?dchild=1&amp;keywords=yellow+pla&amp;qid=1591383012&amp;sr=8-5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 office:value-type="string">
            <text:p>Sixi2-341</text:p>
          </table:table-cell>
          <table:table-cell table:style-name="ce7" office:value-type="string">
            <text:p>[3D] - Hand DIN EN ISO 9409-1-50-4-M6 v11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24" table:formula="of:=SUMIF([$#REF!.$B$2:.$B$283];[.$A269];[$#REF!.$C$2])" office:value-type="float" office:value="0">
            <text:p>#REF!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2" table:number-rows-repeated="672">
          <table:table-cell table:style-name="ce2" table:number-columns-repeated="5"/>
          <table:table-cell table:style-name="ce18"/>
          <table:table-cell table:style-name="ce26"/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8"/>
        </table:table-row>
        <table:table-row table:style-name="ro3" table:number-rows-repeated="104763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04EF3F70_860B_49E9_9DDE_BB69B259A453_.wvu.FilterData" table:base-cell-address="$'All SKUs'.$A$1" table:cell-range-address="$'All SKUs'.$C$1:.$Z$441"/>
          <table:named-range table:name="Z_0BB0DE95_D7ED_4B73_8E12_839398192948_.wvu.FilterData" table:base-cell-address="$'All SKUs'.$A$1" table:cell-range-address="$'All SKUs'.$C$2:.$C$941"/>
          <table:named-range table:name="Z_1B0B664E_A615_4078_BCBA_9B51451DE027_.wvu.FilterData" table:base-cell-address="$'All SKUs'.$A$1" table:cell-range-address="$'All SKUs'.$C$1:.$P$249"/>
          <table:named-range table:name="Z_D838E626_8133_403D_8DCA_13EB13BEE5E9_.wvu.FilterData" table:base-cell-address="$'All SKUs'.$A$1" table:cell-range-address="$'All SKUs'.$O$1:.$P$941"/>
          <table:named-range table:name="Z_E08FDFF1_2101_4748_8A85_7108B6D520EF_.wvu.FilterData" table:base-cell-address="$'All SKUs'.$A$1" table:cell-range-address="$'All SKUs'.$C$1:.$P$249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text>$</number:text>
      <number:number number:decimal-places="2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fo:font-size="11pt" style:font-name-asian="Linux Libertine G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  <style:text-properties fo:color="#38761d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4cccc"/>
      <style:text-properties fo:color="#990000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transparent"/>
    </style:style>
    <style:style style:name="ConditionalStyle_5f_8" style:display-name="ConditionalStyle_8" style:family="table-cell" style:parent-style-name="Default">
      <style:table-cell-properties fo:background-color="transparent"/>
      <style:text-properties fo:color="#ff0000"/>
    </style:style>
    <style:style style:name="ConditionalStyle_5f_9" style:display-name="ConditionalStyle_9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7">2020-08-27</text:date>, <text:time>20:5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_20_SKUs" style:display-name="PageStyle_All SK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4" style:display-name="PageStyle_Sheet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ick_20_list" style:display-name="PageStyle_pick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_20_to_20_finished_20_items" style:display-name="PageStyle_raw to finished ite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rder_20_history" style:display-name="PageStyle_Order hist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int_20_Queue" style:display-name="PageStyle_Print Que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entory_20_History" style:display-name="PageStyle_Inventory Hist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3x45_20_vs_20_dowel_20_pins" style:display-name="PageStyle_M3x45 vs dowel pi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8-27T20:50:21.74</dc:date>
    <dc:creator>Dan Royer</dc:creator>
    <meta:editing-duration>PT14M51S</meta:editing-duration>
    <meta:editing-cycles>2</meta:editing-cycles>
    <meta:document-statistic meta:table-count="1" meta:cell-count="1823" meta:object-count="0"/>
  </office:meta>
</office:document-meta>
</file>